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5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55556in" style:font-size-asian="0.55556in" style:font-size-complex="0.55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1">
      <style:paragraph-properties fo:line-height="90%" fo:text-align="justify" fo:text-align-last="star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5">
      <style:paragraph-properties fo:line-height="90%" fo:text-align="justify" fo:text-align-last="start" style:tab-stop-distance="1in" fo:margin-left="1.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0">
      <style:graphic-properties fo:wrap-option="wrap" fo:padding-top="0in" fo:padding-bottom="0in" fo:padding-left="0in" fo:padding-right="0in" draw:textarea-vertical-align="middle" draw:textarea-horizontal-align="center" draw:fill="solid" draw:fill-color="#696969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62">
      <style:paragraph-properties fo:line-height="100%" fo:text-align="left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65">
      <style:paragraph-properties fo:line-height="100%" fo:text-align="left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68">
      <style:paragraph-properties fo:line-height="100%" fo:text-align="left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justify" fo:text-align-last="start" style:tab-stop-distance="1in" fo:margin-left="0.375in" fo:margin-right="0in" fo:text-indent="-0.37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5">
      <style:paragraph-properties fo:line-height="100%" fo:text-align="justify" fo:text-align-last="start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justify" fo:text-align-last="star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71">
      <style:paragraph-properties fo:line-height="100%" fo:text-align="left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74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in" fo:padding-bottom="0in" fo:padding-left="0in" fo:padding-right="0in" draw:textarea-vertical-align="middle" draw:textarea-horizontal-align="center" draw:fill="solid" draw:fill-color="#696969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7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100%" fo:text-align="justify" fo:text-align-last="start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71">
      <style:paragraph-properties fo:line-height="100%" fo:text-align="justify" fo:text-align-last="start" style:tab-stop-distance="1in" fo:margin-left="0.375in" fo:margin-right="0in" fo:text-indent="-0.37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76">
      <style:paragraph-properties fo:line-height="100%" fo:text-align="justify" fo:text-align-last="start" style:tab-stop-distance="1in" fo:margin-left="0.375in" fo:margin-right="0in" fo:text-indent="-0.37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0%" fo:text-align="justify" fo:text-align-last="star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4">
      <style:paragraph-properties fo:line-height="100%" fo:text-align="justify" fo:text-align-last="start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5">
      <style:paragraph-properties fo:line-height="100%" fo:text-align="righ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2">
      <style:paragraph-properties fo:line-height="100%" fo:text-align="justify" fo:text-align-last="start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in" fo:padding-bottom="0in" fo:padding-left="0in" fo:padding-right="0in" draw:textarea-vertical-align="top" draw:textarea-horizontal-align="left" draw:fill="solid" draw:fill-color="#a9a9a9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58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0%" fo:text-align="justify" fo:text-align-last="start" style:tab-stop-distance="1in" fo:margin-left="1.12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justify" fo:text-align-last="star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55556in" style:font-size-asian="0.55556in" style:font-size-complex="0.55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in" fo:padding-bottom="0in" fo:padding-left="0in" fo:padding-right="0in" draw:textarea-vertical-align="middle" draw:textarea-horizontal-align="center" draw:fill="solid" draw:fill-color="#696969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4">
      <style:paragraph-properties fo:line-height="100%" fo:text-align="justify" fo:text-align-last="start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8">
      <style:paragraph-properties fo:line-height="100%" fo:text-align="justify" fo:text-align-last="start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1">
      <style:paragraph-properties fo:line-height="90%" fo:text-align="justify" fo:text-align-last="start" style:tab-stop-distance="1in" fo:margin-left="1.12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4">
      <style:paragraph-properties fo:line-height="100%" fo:text-align="justify" fo:text-align-last="star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in" fo:padding-bottom="0in" fo:padding-left="0in" fo:padding-right="0in" draw:textarea-vertical-align="top" draw:textarea-horizontal-align="left" draw:fill="solid" draw:fill-color="#a9a9a9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79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7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55556in" style:font-size-asian="0.55556in" style:font-size-complex="0.55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0%" fo:text-align="justify" fo:text-align-last="star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7">
      <style:paragraph-properties fo:line-height="100%" fo:text-align="justify" fo:text-align-last="star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in" fo:padding-bottom="0in" fo:padding-left="0in" fo:padding-right="0in" draw:textarea-vertical-align="top" draw:textarea-horizontal-align="left" draw:fill="solid" draw:fill-color="#a9a9a9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3">
      <style:paragraph-properties fo:line-height="100%" fo:text-align="justify" fo:text-align-last="start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6">
      <style:paragraph-properties fo:line-height="100%" fo:text-align="justify" fo:text-align-last="start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64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55556in" style:font-size-asian="0.55556in" style:font-size-complex="0.55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6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in" fo:padding-bottom="0in" fo:padding-left="0in" fo:padding-right="0in" draw:textarea-vertical-align="middle" draw:textarea-horizontal-align="center" draw:fill="solid" draw:fill-color="#696969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8">
      <style:paragraph-properties fo:line-height="100%" fo:text-align="justify" fo:text-align-last="start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justify" fo:text-align-last="start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3">
      <style:paragraph-properties fo:line-height="100%" fo:text-align="justify" fo:text-align-last="star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in" fo:padding-bottom="0in" fo:padding-left="0in" fo:padding-right="0in" draw:textarea-vertical-align="top" draw:textarea-horizontal-align="left" draw:fill="solid" draw:fill-color="#a9a9a9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8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55556in" style:font-size-asian="0.55556in" style:font-size-complex="0.55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8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2">
      <style:paragraph-properties fo:line-height="100%" fo:text-align="justify" fo:text-align-last="start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0%" fo:text-align="justify" fo:text-align-last="star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0">
      <style:graphic-properties fo:wrap-option="wrap" fo:padding-top="0in" fo:padding-bottom="0in" fo:padding-left="0in" fo:padding-right="0in" draw:textarea-vertical-align="middle" draw:textarea-horizontal-align="center" draw:fill="solid" draw:fill-color="#696969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52">
      <style:paragraph-properties fo:line-height="100%" fo:text-align="justify" fo:text-align-last="start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55">
      <style:paragraph-properties fo:line-height="100%" fo:text-align="justify" fo:text-align-last="start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0%" fo:text-align="justify" fo:text-align-last="star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6">
      <style:paragraph-properties fo:line-height="100%" fo:text-align="justify" fo:text-align-last="start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2">
      <style:paragraph-properties fo:line-height="100%" fo:text-align="justify" fo:text-align-last="start" style:tab-stop-distance="1in" fo:margin-left="0.375in" fo:margin-right="0in" fo:text-indent="-0.37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5">
      <style:paragraph-properties fo:line-height="100%" fo:text-align="justify" fo:text-align-last="start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8">
      <style:paragraph-properties fo:line-height="100%" fo:text-align="justify" fo:text-align-last="star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06">
      <style:paragraph-properties fo:line-height="100%" fo:text-align="justify" fo:text-align-last="start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09">
      <style:paragraph-properties fo:line-height="100%" fo:text-align="justify" fo:text-align-last="star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77">
      <style:paragraph-properties fo:line-height="100%" fo:text-align="justify" fo:text-align-last="start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3">
      <style:paragraph-properties fo:line-height="100%" fo:text-align="justify" fo:text-align-last="start" style:tab-stop-distance="1in" fo:margin-left="0.375in" fo:margin-right="0in" fo:text-indent="-0.37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8">
      <style:paragraph-properties fo:line-height="100%" fo:text-align="justify" fo:text-align-last="start" style:tab-stop-distance="1in" fo:margin-left="0.375in" fo:margin-right="0in" fo:text-indent="-0.37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in" fo:padding-bottom="0in" fo:padding-left="0in" fo:padding-right="0in" draw:textarea-vertical-align="top" draw:textarea-horizontal-align="left" draw:fill="solid" draw:fill-color="#a9a9a9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68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6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55556in" style:font-size-asian="0.55556in" style:font-size-complex="0.55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6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in" fo:padding-bottom="0in" fo:padding-left="0in" fo:padding-right="0in" draw:textarea-vertical-align="middle" draw:textarea-horizontal-align="center" draw:fill="solid" draw:fill-color="#696969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11">
      <style:graphic-properties fo:wrap-option="wrap" fo:padding-top="0in" fo:padding-bottom="0in" fo:padding-left="0in" fo:padding-right="0in" draw:textarea-vertical-align="top" draw:textarea-horizontal-align="left" draw:fill="solid" draw:fill-color="#a9a9a9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87">
      <style:paragraph-properties fo:line-height="100%" fo:text-align="justify" fo:text-align-last="start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55556in" style:font-size-asian="0.55556in" style:font-size-complex="0.55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9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in" fo:padding-bottom="0in" fo:padding-left="0in" fo:padding-right="0in" draw:textarea-vertical-align="middle" draw:textarea-horizontal-align="center" draw:fill="solid" draw:fill-color="#696969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18">
      <style:paragraph-properties fo:line-height="100%" fo:text-align="justify" fo:text-align-last="start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justify" fo:text-align-last="star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in" fo:padding-bottom="0in" fo:padding-left="0in" fo:padding-right="0in" draw:textarea-vertical-align="top" draw:textarea-horizontal-align="left" draw:fill="solid" draw:fill-color="#a9a9a9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8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55556in" style:font-size-asian="0.55556in" style:font-size-complex="0.55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8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in" fo:padding-bottom="0in" fo:padding-left="0in" fo:padding-right="0in" draw:textarea-vertical-align="middle" draw:textarea-horizontal-align="center" draw:fill="solid" draw:fill-color="#696969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9">
      <style:paragraph-properties fo:line-height="100%" fo:text-align="justify" fo:text-align-last="start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0%" fo:text-align="justify" fo:text-align-last="start" style:tab-stop-distance="1in" fo:margin-left="1.12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3">
      <style:paragraph-properties fo:line-height="90%" fo:text-align="justify" fo:text-align-last="start" style:tab-stop-distance="1in" fo:margin-left="1.25in" fo:margin-right="0in" fo:text-indent="-0.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7">
      <style:paragraph-properties fo:line-height="90%" fo:text-align="justify" fo:text-align-last="start" style:tab-stop-distance="1in" fo:margin-left="1.2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4">
      <style:paragraph-properties fo:line-height="100%" fo:text-align="justify" fo:text-align-last="start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7">
      <style:paragraph-properties fo:line-height="100%" fo:text-align="justify" fo:text-align-last="star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29">
      <style:graphic-properties fo:wrap-option="wrap" fo:padding-top="0in" fo:padding-bottom="0in" fo:padding-left="0in" fo:padding-right="0in" draw:textarea-vertical-align="top" draw:textarea-horizontal-align="left" draw:fill="solid" draw:fill-color="#a9a9a9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6">
      <style:paragraph-properties fo:line-height="100%" fo:text-align="justify" fo:text-align-last="start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0%" fo:text-align="justify" fo:text-align-last="start" style:tab-stop-distance="1in" fo:margin-left="1.12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36">
      <style:paragraph-properties fo:line-height="100%" fo:text-align="justify" fo:text-align-last="star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in" fo:padding-bottom="0in" fo:padding-left="0in" fo:padding-right="0in" draw:textarea-vertical-align="top" draw:textarea-horizontal-align="left" draw:fill="solid" draw:fill-color="#a9a9a9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73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3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9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4">
      <style:graphic-properties fo:wrap-option="wrap" fo:padding-top="0in" fo:padding-bottom="0in" fo:padding-left="0in" fo:padding-right="0in" draw:textarea-vertical-align="middle" draw:textarea-horizontal-align="center" draw:fill="solid" draw:fill-color="#a9a9a9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55556in" style:font-size-asian="0.55556in" style:font-size-complex="0.55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7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in" fo:padding-bottom="0in" fo:padding-left="0in" fo:padding-right="0in" draw:textarea-vertical-align="middle" draw:textarea-horizontal-align="center" draw:fill="solid" draw:fill-color="#696969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5">
      <style:paragraph-properties fo:line-height="100%" fo:text-align="justify" fo:text-align-last="start" style:tab-stop-distance="1in" fo:margin-left="0.5in" fo:margin-right="0in" fo:text-indent="-0.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649">
      <text:list-level-style-bullet text:level="1" text:bullet-char="§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75in" text:min-label-width="0.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25in" text:min-label-width="0.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75in" text:min-label-width="0.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25in" text:min-label-width="0.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75in" text:min-label-width="0.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25in" text:min-label-width="0.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75in" text:min-label-width="0.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25in" text:min-label-width="0.5in"/>
        <style:text-properties fo:font-family="Wingdings" style:font-pitch="variable" fo:font-size="100%"/>
      </text:list-level-style-bullet>
    </text:list-style>
    <text:list-style style:name="a566">
      <text:list-level-style-bullet text:level="1" text:bullet-char="§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75in" text:min-label-width="0.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25in" text:min-label-width="0.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75in" text:min-label-width="0.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25in" text:min-label-width="0.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75in" text:min-label-width="0.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25in" text:min-label-width="0.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75in" text:min-label-width="0.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25in" text:min-label-width="0.5in"/>
        <style:text-properties fo:font-family="Wingdings" style:font-pitch="variable" fo:font-size="100%"/>
      </text:list-level-style-bullet>
    </text:list-style>
    <text:list-style style:name="a777">
      <text:list-level-style-bullet text:level="1" text:bullet-char="§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75in" text:min-label-width="0.37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25in" text:min-label-width="0.37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75in" text:min-label-width="0.37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25in" text:min-label-width="0.37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75in" text:min-label-width="0.37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25in" text:min-label-width="0.37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75in" text:min-label-width="0.37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25in" text:min-label-width="0.375in"/>
        <style:text-properties fo:font-family="Wingdings" style:font-pitch="variable" fo:font-size="100%"/>
      </text:list-level-style-bullet>
    </text:list-style>
    <text:list-style style:name="a694">
      <text:list-level-style-bullet text:level="1" text:bullet-char="§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75in" text:min-label-width="0.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25in" text:min-label-width="0.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75in" text:min-label-width="0.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25in" text:min-label-width="0.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75in" text:min-label-width="0.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25in" text:min-label-width="0.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75in" text:min-label-width="0.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25in" text:min-label-width="0.5in"/>
        <style:text-properties fo:font-family="Wingdings" style:font-pitch="variable" fo:font-size="100%"/>
      </text:list-level-style-bullet>
    </text:list-style>
    <text:list-style style:name="a703">
      <text:list-level-style-bullet text:level="1" text:bullet-char="§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75in" text:min-label-width="0.37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25in" text:min-label-width="0.37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75in" text:min-label-width="0.37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25in" text:min-label-width="0.37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75in" text:min-label-width="0.37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25in" text:min-label-width="0.37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75in" text:min-label-width="0.37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25in" text:min-label-width="0.375in"/>
        <style:text-properties fo:font-family="Wingdings" style:font-pitch="variable" fo:font-size="100%"/>
      </text:list-level-style-bullet>
    </text:list-style>
    <text:list-style style:name="a569">
      <text:list-level-style-bullet text:level="1" text:bullet-char="§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75in" text:min-label-width="0.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25in" text:min-label-width="0.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75in" text:min-label-width="0.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25in" text:min-label-width="0.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75in" text:min-label-width="0.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25in" text:min-label-width="0.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75in" text:min-label-width="0.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25in" text:min-label-width="0.5in"/>
        <style:text-properties fo:font-family="Wingdings" style:font-pitch="variable" fo:font-size="100%"/>
      </text:list-level-style-bullet>
    </text:list-style>
    <text:list-style style:name="a6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4">
      <text:list-level-style-bullet text:level="1" text:bullet-char="§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75in" text:min-label-width="0.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25in" text:min-label-width="0.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75in" text:min-label-width="0.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25in" text:min-label-width="0.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75in" text:min-label-width="0.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25in" text:min-label-width="0.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75in" text:min-label-width="0.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25in" text:min-label-width="0.5in"/>
        <style:text-properties fo:font-family="Wingdings" style:font-pitch="variable" fo:font-size="100%"/>
      </text:list-level-style-bullet>
    </text:list-style>
    <text:list-style style:name="a919">
      <text:list-level-style-bullet text:level="1" text:bullet-char="§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75in" text:min-label-width="0.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25in" text:min-label-width="0.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75in" text:min-label-width="0.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25in" text:min-label-width="0.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75in" text:min-label-width="0.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25in" text:min-label-width="0.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75in" text:min-label-width="0.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25in" text:min-label-width="0.5in"/>
        <style:text-properties fo:font-family="Wingdings" style:font-pitch="variable" fo:font-size="100%"/>
      </text:list-level-style-bullet>
    </text:list-style>
    <text:list-style style:name="a752">
      <text:list-level-style-bullet text:level="1" text:bullet-char="§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75in" text:min-label-width="0.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25in" text:min-label-width="0.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75in" text:min-label-width="0.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25in" text:min-label-width="0.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75in" text:min-label-width="0.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25in" text:min-label-width="0.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75in" text:min-label-width="0.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25in" text:min-label-width="0.5in"/>
        <style:text-properties fo:font-family="Wingdings" style:font-pitch="variable" fo:font-size="100%"/>
      </text:list-level-style-bullet>
    </text:list-style>
    <text:list-style style:name="a626">
      <text:list-level-style-bullet text:level="1" text:bullet-char="§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75in" text:min-label-width="0.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25in" text:min-label-width="0.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75in" text:min-label-width="0.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25in" text:min-label-width="0.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75in" text:min-label-width="0.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25in" text:min-label-width="0.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75in" text:min-label-width="0.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25in" text:min-label-width="0.5in"/>
        <style:text-properties fo:font-family="Wingdings" style:font-pitch="variable" fo:font-size="100%"/>
      </text:list-level-style-bullet>
    </text:list-style>
    <text:list-style style:name="a837">
      <text:list-level-style-bullet text:level="1" text:bullet-char="§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75in" text:min-label-width="0.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25in" text:min-label-width="0.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75in" text:min-label-width="0.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25in" text:min-label-width="0.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75in" text:min-label-width="0.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25in" text:min-label-width="0.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75in" text:min-label-width="0.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25in" text:min-label-width="0.5in"/>
        <style:text-properties fo:font-family="Wingdings" style:font-pitch="variable" fo:font-size="100%"/>
      </text:list-level-style-bullet>
    </text:list-style>
    <text:list-style style:name="a8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76">
      <text:list-level-style-bullet text:level="1" text:bullet-char="§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75in" text:min-label-width="0.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25in" text:min-label-width="0.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75in" text:min-label-width="0.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25in" text:min-label-width="0.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75in" text:min-label-width="0.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25in" text:min-label-width="0.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75in" text:min-label-width="0.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25in" text:min-label-width="0.5in"/>
        <style:text-properties fo:font-family="Wingdings" style:font-pitch="variable" fo:font-size="100%"/>
      </text:list-level-style-bullet>
    </text:list-style>
    <text:list-style style:name="a813">
      <text:list-level-style-bullet text:level="1" text:bullet-char="§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75in" text:min-label-width="0.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25in" text:min-label-width="0.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75in" text:min-label-width="0.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25in" text:min-label-width="0.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75in" text:min-label-width="0.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25in" text:min-label-width="0.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75in" text:min-label-width="0.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25in" text:min-label-width="0.5in"/>
        <style:text-properties fo:font-family="Wingdings" style:font-pitch="variable" fo:font-size="100%"/>
      </text:list-level-style-bullet>
    </text:list-style>
    <text:list-style style:name="a6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5">
      <text:list-level-style-bullet text:level="1" text:bullet-char="§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75in" text:min-label-width="0.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25in" text:min-label-width="0.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75in" text:min-label-width="0.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25in" text:min-label-width="0.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75in" text:min-label-width="0.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25in" text:min-label-width="0.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75in" text:min-label-width="0.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25in" text:min-label-width="0.5in"/>
        <style:text-properties fo:font-family="Wingdings" style:font-pitch="variable" fo:font-size="100%"/>
      </text:list-level-style-bullet>
    </text:list-style>
    <text:list-style style:name="a606">
      <text:list-level-style-bullet text:level="1" text:bullet-char="§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75in" text:min-label-width="0.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25in" text:min-label-width="0.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75in" text:min-label-width="0.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25in" text:min-label-width="0.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75in" text:min-label-width="0.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25in" text:min-label-width="0.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75in" text:min-label-width="0.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25in" text:min-label-width="0.5in"/>
        <style:text-properties fo:font-family="Wingdings" style:font-pitch="variable" fo:font-size="100%"/>
      </text:list-level-style-bullet>
    </text:list-style>
    <text:list-style style:name="a599">
      <text:list-level-style-bullet text:level="1" text:bullet-char="§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75in" text:min-label-width="0.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25in" text:min-label-width="0.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75in" text:min-label-width="0.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25in" text:min-label-width="0.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75in" text:min-label-width="0.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25in" text:min-label-width="0.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75in" text:min-label-width="0.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25in" text:min-label-width="0.5in"/>
        <style:text-properties fo:font-family="Wingdings" style:font-pitch="variable" fo:font-size="100%"/>
      </text:list-level-style-bullet>
    </text:list-style>
    <text:list-style style:name="a734">
      <text:list-level-style-bullet text:level="1" text:bullet-char="§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75in" text:min-label-width="0.37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25in" text:min-label-width="0.37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75in" text:min-label-width="0.37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25in" text:min-label-width="0.37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75in" text:min-label-width="0.37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25in" text:min-label-width="0.37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75in" text:min-label-width="0.37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25in" text:min-label-width="0.375in"/>
        <style:text-properties fo:font-family="Wingdings" style:font-pitch="variable" fo:font-size="100%"/>
      </text:list-level-style-bullet>
    </text:list-style>
    <text:list-style style:name="a609">
      <text:list-level-style-bullet text:level="1" text:bullet-char="§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75in" text:min-label-width="0.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25in" text:min-label-width="0.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75in" text:min-label-width="0.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25in" text:min-label-width="0.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75in" text:min-label-width="0.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25in" text:min-label-width="0.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75in" text:min-label-width="0.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25in" text:min-label-width="0.5in"/>
        <style:text-properties fo:font-family="Wingdings" style:font-pitch="variable" fo:font-size="100%"/>
      </text:list-level-style-bullet>
    </text:list-style>
    <text:list-style style:name="a653">
      <text:list-level-style-bullet text:level="1" text:bullet-char="§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75in" text:min-label-width="0.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25in" text:min-label-width="0.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75in" text:min-label-width="0.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25in" text:min-label-width="0.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75in" text:min-label-width="0.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25in" text:min-label-width="0.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75in" text:min-label-width="0.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25in" text:min-label-width="0.5in"/>
        <style:text-properties fo:font-family="Wingdings" style:font-pitch="variable" fo:font-size="100%"/>
      </text:list-level-style-bullet>
    </text:list-style>
    <text:list-style style:name="a7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6">
      <text:list-level-style-bullet text:level="1" text:bullet-char="§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75in" text:min-label-width="0.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25in" text:min-label-width="0.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75in" text:min-label-width="0.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25in" text:min-label-width="0.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75in" text:min-label-width="0.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25in" text:min-label-width="0.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75in" text:min-label-width="0.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25in" text:min-label-width="0.5in"/>
        <style:text-properties fo:font-family="Wingdings" style:font-pitch="variable" fo:font-size="100%"/>
      </text:list-level-style-bullet>
    </text:list-style>
    <text:list-style style:name="a572">
      <text:list-level-style-bullet text:level="1" text:bullet-char="§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75in" text:min-label-width="0.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25in" text:min-label-width="0.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75in" text:min-label-width="0.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25in" text:min-label-width="0.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75in" text:min-label-width="0.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25in" text:min-label-width="0.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75in" text:min-label-width="0.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25in" text:min-label-width="0.5in"/>
        <style:text-properties fo:font-family="Wingdings" style:font-pitch="variable" fo:font-size="100%"/>
      </text:list-level-style-bullet>
    </text:list-style>
    <text:list-style style:name="a784">
      <text:list-level-style-bullet text:level="1" text:bullet-char="§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75in" text:min-label-width="0.37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25in" text:min-label-width="0.37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75in" text:min-label-width="0.37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25in" text:min-label-width="0.37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75in" text:min-label-width="0.37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25in" text:min-label-width="0.37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75in" text:min-label-width="0.37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25in" text:min-label-width="0.375in"/>
        <style:text-properties fo:font-family="Wingdings" style:font-pitch="variable" fo:font-size="100%"/>
      </text:list-level-style-bullet>
    </text:list-style>
    <text:list-style style:name="a5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4">
      <text:list-level-style-bullet text:level="1" text:bullet-char="§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75in" text:min-label-width="0.37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25in" text:min-label-width="0.37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75in" text:min-label-width="0.37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25in" text:min-label-width="0.37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75in" text:min-label-width="0.37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25in" text:min-label-width="0.37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75in" text:min-label-width="0.37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25in" text:min-label-width="0.375in"/>
        <style:text-properties fo:font-family="Wingdings" style:font-pitch="variable" fo:font-size="100%"/>
      </text:list-level-style-bullet>
    </text:list-style>
    <text:list-style style:name="a925">
      <text:list-level-style-bullet text:level="1" text:bullet-char="§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75in" text:min-label-width="0.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25in" text:min-label-width="0.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75in" text:min-label-width="0.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25in" text:min-label-width="0.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75in" text:min-label-width="0.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25in" text:min-label-width="0.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75in" text:min-label-width="0.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25in" text:min-label-width="0.5in"/>
        <style:text-properties fo:font-family="Wingdings" style:font-pitch="variable" fo:font-size="100%"/>
      </text:list-level-style-bullet>
    </text:list-style>
    <text:list-style style:name="a841">
      <text:list-level-style-bullet text:level="1" text:bullet-char="§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75in" text:min-label-width="0.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25in" text:min-label-width="0.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75in" text:min-label-width="0.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25in" text:min-label-width="0.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75in" text:min-label-width="0.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25in" text:min-label-width="0.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75in" text:min-label-width="0.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25in" text:min-label-width="0.5in"/>
        <style:text-properties fo:font-family="Wingdings" style:font-pitch="variable" fo:font-size="100%"/>
      </text:list-level-style-bullet>
    </text:list-style>
    <text:list-style style:name="a8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61">
      <text:list-level-style-bullet text:level="1" text:bullet-char="§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75in" text:min-label-width="0.37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25in" text:min-label-width="0.37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75in" text:min-label-width="0.37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25in" text:min-label-width="0.37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75in" text:min-label-width="0.37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25in" text:min-label-width="0.37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75in" text:min-label-width="0.37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25in" text:min-label-width="0.375in"/>
        <style:text-properties fo:font-family="Wingdings" style:font-pitch="variable" fo:font-size="100%"/>
      </text:list-level-style-bullet>
    </text:list-style>
    <text:list-style style:name="a719">
      <text:list-level-style-bullet text:level="1" text:bullet-char="§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75in" text:min-label-width="0.37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25in" text:min-label-width="0.37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75in" text:min-label-width="0.37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25in" text:min-label-width="0.37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75in" text:min-label-width="0.37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25in" text:min-label-width="0.37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75in" text:min-label-width="0.37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25in" text:min-label-width="0.375in"/>
        <style:text-properties fo:font-family="Wingdings" style:font-pitch="variable" fo:font-size="100%"/>
      </text:list-level-style-bullet>
    </text:list-style>
    <text:list-style style:name="a635">
      <text:list-level-style-bullet text:level="1" text:bullet-char="§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75in" text:min-label-width="0.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25in" text:min-label-width="0.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75in" text:min-label-width="0.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25in" text:min-label-width="0.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75in" text:min-label-width="0.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25in" text:min-label-width="0.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75in" text:min-label-width="0.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25in" text:min-label-width="0.5in"/>
        <style:text-properties fo:font-family="Wingdings" style:font-pitch="variable" fo:font-size="100%"/>
      </text:list-level-style-bullet>
    </text:list-style>
    <text:list-style style:name="a890">
      <text:list-level-style-bullet text:level="1" text:bullet-char="§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75in" text:min-label-width="0.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25in" text:min-label-width="0.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75in" text:min-label-width="0.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25in" text:min-label-width="0.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75in" text:min-label-width="0.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25in" text:min-label-width="0.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75in" text:min-label-width="0.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25in" text:min-label-width="0.5in"/>
        <style:text-properties fo:font-family="Wingdings" style:font-pitch="variable" fo:font-size="100%"/>
      </text:list-level-style-bullet>
    </text:list-style>
    <text:list-style style:name="a6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97">
      <text:list-level-style-bullet text:level="1" text:bullet-char="§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75in" text:min-label-width="0.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25in" text:min-label-width="0.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75in" text:min-label-width="0.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25in" text:min-label-width="0.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75in" text:min-label-width="0.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25in" text:min-label-width="0.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75in" text:min-label-width="0.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25in" text:min-label-width="0.5in"/>
        <style:text-properties fo:font-family="Wingdings" style:font-pitch="variable" fo:font-size="100%"/>
      </text:list-level-style-bullet>
    </text:list-style>
    <text:list-style style:name="a612">
      <text:list-level-style-bullet text:level="1" text:bullet-char="§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75in" text:min-label-width="0.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25in" text:min-label-width="0.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75in" text:min-label-width="0.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25in" text:min-label-width="0.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75in" text:min-label-width="0.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25in" text:min-label-width="0.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75in" text:min-label-width="0.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25in" text:min-label-width="0.5in"/>
        <style:text-properties fo:font-family="Wingdings" style:font-pitch="variable" fo:font-size="100%"/>
      </text:list-level-style-bullet>
    </text:list-style>
    <text:list-style style:name="a907">
      <text:list-level-style-bullet text:level="1" text:bullet-char="§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75in" text:min-label-width="0.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25in" text:min-label-width="0.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75in" text:min-label-width="0.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25in" text:min-label-width="0.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75in" text:min-label-width="0.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25in" text:min-label-width="0.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75in" text:min-label-width="0.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25in" text:min-label-width="0.5in"/>
        <style:text-properties fo:font-family="Wingdings" style:font-pitch="variable" fo:font-size="100%"/>
      </text:list-level-style-bullet>
    </text:list-style>
    <text:list-style style:name="a688">
      <text:list-level-style-bullet text:level="1" text:bullet-char="§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75in" text:min-label-width="0.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25in" text:min-label-width="0.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75in" text:min-label-width="0.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25in" text:min-label-width="0.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75in" text:min-label-width="0.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25in" text:min-label-width="0.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75in" text:min-label-width="0.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25in" text:min-label-width="0.5in"/>
        <style:text-properties fo:font-family="Wingdings" style:font-pitch="variable" fo:font-size="100%"/>
      </text:list-level-style-bullet>
    </text:list-style>
    <text:list-style style:name="a615">
      <text:list-level-style-bullet text:level="1" text:bullet-char="§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75in" text:min-label-width="0.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25in" text:min-label-width="0.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75in" text:min-label-width="0.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25in" text:min-label-width="0.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75in" text:min-label-width="0.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25in" text:min-label-width="0.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75in" text:min-label-width="0.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25in" text:min-label-width="0.5in"/>
        <style:text-properties fo:font-family="Wingdings" style:font-pitch="variable" fo:font-size="100%"/>
      </text:list-level-style-bullet>
    </text:list-style>
    <text:list-style style:name="a662">
      <text:list-level-style-bullet text:level="1" text:bullet-char="§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75in" text:min-label-width="0.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25in" text:min-label-width="0.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75in" text:min-label-width="0.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25in" text:min-label-width="0.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75in" text:min-label-width="0.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25in" text:min-label-width="0.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75in" text:min-label-width="0.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25in" text:min-label-width="0.5in"/>
        <style:text-properties fo:font-family="Wingdings" style:font-pitch="variable" fo:font-size="100%"/>
      </text:list-level-style-bullet>
    </text:list-style>
    <text:list-style style:name="a746">
      <text:list-level-style-bullet text:level="1" text:bullet-char="§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75in" text:min-label-width="0.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25in" text:min-label-width="0.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75in" text:min-label-width="0.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25in" text:min-label-width="0.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75in" text:min-label-width="0.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25in" text:min-label-width="0.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75in" text:min-label-width="0.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25in" text:min-label-width="0.5in"/>
        <style:text-properties fo:font-family="Wingdings" style:font-pitch="variable" fo:font-size="100%"/>
      </text:list-level-style-bullet>
    </text:list-style>
    <text:list-style style:name="a5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2">
      <text:list-level-style-bullet text:level="1" text:bullet-char="§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75in" text:min-label-width="0.37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25in" text:min-label-width="0.37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75in" text:min-label-width="0.37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25in" text:min-label-width="0.37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75in" text:min-label-width="0.37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25in" text:min-label-width="0.37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75in" text:min-label-width="0.37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25in" text:min-label-width="0.375in"/>
        <style:text-properties fo:font-family="Wingdings" style:font-pitch="variable" fo:font-size="100%"/>
      </text:list-level-style-bullet>
    </text:list-style>
    <text:list-style style:name="a667">
      <text:list-level-style-bullet text:level="1" text:bullet-char="§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75in" text:min-label-width="0.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25in" text:min-label-width="0.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75in" text:min-label-width="0.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25in" text:min-label-width="0.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75in" text:min-label-width="0.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25in" text:min-label-width="0.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75in" text:min-label-width="0.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25in" text:min-label-width="0.5in"/>
        <style:text-properties fo:font-family="Wingdings" style:font-pitch="variable" fo:font-size="100%"/>
      </text:list-level-style-bullet>
    </text:list-style>
    <text:list-style style:name="a878">
      <text:list-level-style-bullet text:level="1" text:bullet-char="§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75in" text:min-label-width="0.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25in" text:min-label-width="0.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75in" text:min-label-width="0.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25in" text:min-label-width="0.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75in" text:min-label-width="0.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25in" text:min-label-width="0.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75in" text:min-label-width="0.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25in" text:min-label-width="0.5in"/>
        <style:text-properties fo:font-family="Wingdings" style:font-pitch="variable" fo:font-size="100%"/>
      </text:list-level-style-bullet>
    </text:list-style>
    <text:list-style style:name="a7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04">
      <text:list-level-style-bullet text:level="1" text:bullet-char="§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75in" text:min-label-width="0.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25in" text:min-label-width="0.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75in" text:min-label-width="0.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25in" text:min-label-width="0.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75in" text:min-label-width="0.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25in" text:min-label-width="0.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75in" text:min-label-width="0.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25in" text:min-label-width="0.5in"/>
        <style:text-properties fo:font-family="Wingdings" style:font-pitch="variable" fo:font-size="100%"/>
      </text:list-level-style-bullet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26">
      <text:list-level-style-bullet text:level="1" text:bullet-char="§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75in" text:min-label-width="0.37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25in" text:min-label-width="0.37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75in" text:min-label-width="0.37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25in" text:min-label-width="0.37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75in" text:min-label-width="0.37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25in" text:min-label-width="0.37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75in" text:min-label-width="0.37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25in" text:min-label-width="0.375in"/>
        <style:text-properties fo:font-family="Wingdings" style:font-pitch="variable" fo:font-size="100%"/>
      </text:list-level-style-bullet>
    </text:list-style>
    <text:list-style style:name="a853">
      <text:list-level-style-bullet text:level="1" text:bullet-char="§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75in" text:min-label-width="0.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25in" text:min-label-width="0.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75in" text:min-label-width="0.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25in" text:min-label-width="0.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75in" text:min-label-width="0.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25in" text:min-label-width="0.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75in" text:min-label-width="0.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25in" text:min-label-width="0.5in"/>
        <style:text-properties fo:font-family="Wingdings" style:font-pitch="variable" fo:font-size="100%"/>
      </text:list-level-style-bullet>
    </text:list-style>
    <text:list-style style:name="a772">
      <text:list-level-style-bullet text:level="1" text:bullet-char="§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75in" text:min-label-width="0.37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25in" text:min-label-width="0.37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75in" text:min-label-width="0.37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25in" text:min-label-width="0.37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75in" text:min-label-width="0.37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25in" text:min-label-width="0.37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75in" text:min-label-width="0.37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25in" text:min-label-width="0.375in"/>
        <style:text-properties fo:font-family="Wingdings" style:font-pitch="variable" fo:font-size="100%"/>
      </text:list-level-style-bullet>
    </text:list-style>
    <text:list-style style:name="a856">
      <text:list-level-style-bullet text:level="1" text:bullet-char="§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75in" text:min-label-width="0.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25in" text:min-label-width="0.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75in" text:min-label-width="0.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25in" text:min-label-width="0.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75in" text:min-label-width="0.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25in" text:min-label-width="0.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75in" text:min-label-width="0.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25in" text:min-label-width="0.5in"/>
        <style:text-properties fo:font-family="Wingdings" style:font-pitch="variable" fo:font-size="100%"/>
      </text:list-level-style-bullet>
    </text:list-style>
    <text:list-style style:name="a563">
      <text:list-level-style-bullet text:level="1" text:bullet-char="§">
        <style:list-level-properties text:space-before="0in" text:min-label-width="0.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75in" text:min-label-width="0.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.25in" text:min-label-width="0.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75in" text:min-label-width="0.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.25in" text:min-label-width="0.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75in" text:min-label-width="0.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.25in" text:min-label-width="0.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75in" text:min-label-width="0.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.25in" text:min-label-width="0.5in"/>
        <style:text-properties fo:font-family="Wingdings" style:font-pitch="variable" fo:font-size="100%"/>
      </text:list-level-style-bullet>
    </text:list-style>
    <text:list-style style:name="a9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body>
    <office:presentation>
      <draw:page draw:name="Slide1" draw:style-name="a554" draw:master-page-name="Master1-Layout2-obj-Title-and-Content" presentation:presentation-page-layout-name="Master1-PPL2" draw:id="Slide-256">
        <draw:frame draw:id="id73" presentation:style-name="a560" draw:name="Title 3" svg:x="0.55118in" svg:y="0.27868in" svg:width="9.92087in" svg:height="1.38031in" presentation:class="title" presentation:placeholder="false">
          <draw:text-box>
            <text:p text:style-name="a559" text:class-names="" text:cond-style-name=""><text:span text:style-name="a555" text:class-names=""><text:line-break/></text:span><text:span text:style-name="a556" text:class-names="">Python Training – Day 7</text:span><text:span text:style-name="a557" text:class-names=""><text:line-break/></text:span><text:span text:style-name="a558" text:class-names=""/></text:p>
          </draw:text-box>
          <svg:title/>
          <svg:desc/>
        </draw:frame>
        <draw:frame draw:id="id74" presentation:style-name="a587" draw:name="Content Placeholder 4" svg:x="0.55118in" svg:y="1.93465in" svg:width="9.92087in" svg:height="6.00318in" presentation:class="outline" presentation:placeholder="false">
          <draw:text-box>
            <text:list text:style-name="a563">
              <text:list-item>
                <text:p text:style-name="a562" text:class-names="" text:cond-style-name=""><text:span text:style-name="a561" text:class-names="">OOP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/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/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/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/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/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/></text:p>
              </text:list-item>
            </text:list>
            <text:list text:style-name="a586">
              <text:list-item>
                <text:p text:style-name="a585" text:class-names="" text:cond-style-name=""><text:span text:style-name="a582" text:class-names="">- Manikandan S</text:span><text:span text:style-name="a583" text:class-names=""><text:tab/></text:span><text:span text:style-name="a584" text:class-names=""/></text:p>
              </text:list-item>
            </text:list>
          </draw:text-box>
          <svg:title/>
          <svg:desc/>
        </draw:frame>
      </draw:page>
      <draw:page draw:name="Slide47" draw:style-name="a588" draw:master-page-name="Master1-Layout2-obj-Title-and-Content" presentation:presentation-page-layout-name="Master1-PPL2" draw:id="Slide-302">
        <draw:frame draw:id="id75" presentation:style-name="a592" draw:name="Title 3" svg:x="0.55118in" svg:y="0.32953in" svg:width="9.92087in" svg:height="1.38031in" presentation:class="title" presentation:placeholder="false">
          <draw:text-box>
            <text:p text:style-name="a591" text:class-names="" text:cond-style-name=""><text:span text:style-name="a589" text:class-names="">Object Oriented Programming</text:span><text:span text:style-name="a590" text:class-names=""/></text:p>
          </draw:text-box>
          <svg:title/>
          <svg:desc/>
        </draw:frame>
        <draw:frame draw:id="id76" presentation:style-name="a639" draw:name="Content Placeholder 4" svg:x="0.54237in" svg:y="1.88136in" svg:width="9.92968in" svg:height="6.05647in" presentation:class="outline" presentation:placeholder="false">
          <draw:text-box>
            <text:list text:style-name="a595">
              <text:list-item>
                <text:p text:style-name="a594" text:class-names="" text:cond-style-name=""><text:span text:style-name="a593" text:class-names="">One of the popular approaches to solve a problem is by creating objects is known as OOP</text:span></text:p>
              </text:list-item>
            </text:list>
            <text:list text:style-name="a599">
              <text:list-item>
                <text:p text:style-name="a598" text:class-names="" text:cond-style-name=""><text:span text:style-name="a596" text:class-names="">An object is collection of data and methods that act on those data</text:span><text:span text:style-name="a597" text:class-names=""/></text:p>
              </text:list-item>
            </text:list>
            <text:list text:style-name="a606">
              <text:list-item>
                <text:p text:style-name="a605" text:class-names="" text:cond-style-name=""><text:span text:style-name="a600" text:class-names="">An</text:span><text:span text:style-name="a601" text:class-names=""><text:s text:c="1"/></text:span><text:span text:style-name="a602" text:class-names="">object</text:span><text:span text:style-name="a603" text:class-names=""><text:s text:c="1"/></text:span><text:span text:style-name="a604" text:class-names="">has two characteristics</text:span></text:p>
              </text:list-item>
            </text:list>
            <text:list text:style-name="a609">
              <text:list-item>
                <text:list text:style-name="a609">
                  <text:list-item>
                    <text:p text:style-name="a608" text:class-names="" text:cond-style-name=""><text:span text:style-name="a607" text:class-names="">Attributes or Variables or Data</text:span></text:p>
                  </text:list-item>
                </text:list>
              </text:list-item>
            </text:list>
            <text:list text:style-name="a612">
              <text:list-item>
                <text:list text:style-name="a612">
                  <text:list-item>
                    <text:p text:style-name="a611" text:class-names="" text:cond-style-name=""><text:span text:style-name="a610" text:class-names="">Behavior or Methods or Functions</text:span></text:p>
                  </text:list-item>
                </text:list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>If a house is an object,</text:span></text:p>
              </text:list-item>
            </text:list>
            <text:list text:style-name="a626">
              <text:list-item>
                <text:list text:style-name="a626">
                  <text:list-item>
                    <text:p text:style-name="a625" text:class-names="" text:cond-style-name=""><text:span text:style-name="a616" text:class-names="">Attributes</text:span><text:span text:style-name="a617" text:class-names=""><text:s text:c="2"/></text:span><text:span text:style-name="a618" text:class-names="">-</text:span><text:span text:style-name="a619" text:class-names=""><text:s text:c="2"/></text:span><text:span text:style-name="a620" text:class-names="">Type, Model, Floors</text:span><text:span text:style-name="a621" text:class-names="">,<text:s text:c="1"/></text:span><text:span text:style-name="a622" text:class-names="">Etc</text:span><text:span text:style-name="a623" text:class-names="">…</text:span><text:span text:style-name="a624" text:class-names=""/></text:p>
                  </text:list-item>
                </text:list>
              </text:list-item>
            </text:list>
            <text:list text:style-name="a635">
              <text:list-item>
                <text:list text:style-name="a635">
                  <text:list-item>
                    <text:p text:style-name="a634" text:class-names="" text:cond-style-name=""><text:span text:style-name="a627" text:class-names="">Behavior <text:s text:c="1"/>- <text:s text:c="1"/>Open main gate, close room door, Clean</text:span><text:span text:style-name="a628" text:class-names=""><text:s text:c="1"/></text:span><text:span text:style-name="a629" text:class-names="">floor,<text:s text:c="1"/></text:span><text:span text:style-name="a630" text:class-names="">E</text:span><text:span text:style-name="a631" text:class-names="">tc</text:span><text:span text:style-name="a632" text:class-names="">…</text:span><text:span text:style-name="a633" text:class-names=""/></text:p>
                  </text:list-item>
                </text:list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/></text:p>
              </text:list-item>
            </text:list>
          </draw:text-box>
          <svg:title/>
          <svg:desc/>
        </draw:frame>
      </draw:page>
      <draw:page draw:name="Slide48" draw:style-name="a640" draw:master-page-name="Master1-Layout2-obj-Title-and-Content" presentation:presentation-page-layout-name="Master1-PPL2" draw:id="Slide-303">
        <draw:frame draw:id="id77" presentation:style-name="a644" draw:name="Title 3" svg:x="0.55118in" svg:y="0.32953in" svg:width="9.92087in" svg:height="1.38031in" presentation:class="title" presentation:placeholder="false">
          <draw:text-box>
            <text:p text:style-name="a643" text:class-names="" text:cond-style-name=""><text:span text:style-name="a641" text:class-names="">OOP – Class</text:span><text:span text:style-name="a642" text:class-names=""/></text:p>
          </draw:text-box>
          <svg:title/>
          <svg:desc/>
        </draw:frame>
        <draw:frame draw:id="id78" presentation:style-name="a680" draw:name="Content Placeholder 4" svg:x="0.54237in" svg:y="1.88136in" svg:width="9.92968in" svg:height="6.05647in" presentation:class="outline" presentation:placeholder="false">
          <draw:text-box>
            <text:list text:style-name="a649">
              <text:list-item>
                <text:p text:style-name="a648" text:class-names="" text:cond-style-name=""><text:span text:style-name="a645" text:class-names="">A class</text:span><text:span text:style-name="a646" text:class-names=""><text:s text:c="1"/></text:span><text:span text:style-name="a647" text:class-names="">is blueprint for that object</text:span></text:p>
              </text:list-item>
            </text:list>
            <text:list text:style-name="a653">
              <text:list-item>
                <text:p text:style-name="a652" text:class-names="" text:cond-style-name=""><text:span text:style-name="a650" text:class-names="">Ex:</text:span><text:span text:style-name="a651" text:class-names=""/></text:p>
              </text:list-item>
            </text:list>
            <text:list text:style-name="a656">
              <text:list-item>
                <text:list text:style-name="a656">
                  <text:list-item>
                    <text:p text:style-name="a655" text:class-names="" text:cond-style-name=""><text:span text:style-name="a654" text:class-names="">Blueprint of a house is Class</text:span></text:p>
                  </text:list-item>
                </text:list>
              </text:list-item>
            </text:list>
            <text:list text:style-name="a662">
              <text:list-item>
                <text:list text:style-name="a662">
                  <text:list-item>
                    <text:p text:style-name="a661" text:class-names="" text:cond-style-name=""><text:span text:style-name="a657" text:class-names="">House</text:span><text:span text:style-name="a658" text:class-names=""><text:s text:c="1"/>is</text:span><text:span text:style-name="a659" text:class-names=""><text:s text:c="1"/></text:span><text:span text:style-name="a660" text:class-names="">object – Based on the Blueprint we build the house</text:span></text:p>
                  </text:list-item>
                </text:list>
              </text:list-item>
            </text:list>
            <text:list text:style-name="a667">
              <text:list-item>
                <text:p text:style-name="a666" text:class-names="" text:cond-style-name=""><text:span text:style-name="a663" text:class-names="">As</text:span><text:span text:style-name="a664" text:class-names=""><text:s text:c="1"/></text:span><text:span text:style-name="a665" text:class-names="">many houses can be made from a house’s blueprint, We can create many objects from a class</text:span></text:p>
              </text:list-item>
            </text:list>
            <text:list text:style-name="a676">
              <text:list-item>
                <text:p text:style-name="a675" text:class-names="" text:cond-style-name=""><text:span text:style-name="a668" text:class-names="">An</text:span><text:span text:style-name="a669" text:class-names=""><text:s text:c="1"/></text:span><text:span text:style-name="a670" text:class-names="">object is also called as<text:s text:c="1"/></text:span><text:span text:style-name="a671" text:class-names="">instance</text:span><text:span text:style-name="a672" text:class-names=""><text:s text:c="1"/>of a class and the process of creating an object is<text:s text:c="1"/></text:span><text:span text:style-name="a673" text:class-names="">instantiation</text:span><text:span text:style-name="a674" text:class-names=""/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/></text:p>
              </text:list-item>
            </text:list>
          </draw:text-box>
          <svg:title/>
          <svg:desc/>
        </draw:frame>
      </draw:page>
      <draw:page draw:name="Slide49" draw:style-name="a681" draw:master-page-name="Master1-Layout2-obj-Title-and-Content" presentation:presentation-page-layout-name="Master1-PPL2" draw:id="Slide-304">
        <draw:frame draw:id="id79" presentation:style-name="a685" draw:name="Title 3" svg:x="0.55118in" svg:y="0.32953in" svg:width="9.92087in" svg:height="1.38031in" presentation:class="title" presentation:placeholder="false">
          <draw:text-box>
            <text:p text:style-name="a684" text:class-names="" text:cond-style-name=""><text:span text:style-name="a682" text:class-names="">OOP – Class…. Continued</text:span><text:span text:style-name="a683" text:class-names=""/></text:p>
          </draw:text-box>
          <svg:title/>
          <svg:desc/>
        </draw:frame>
        <draw:frame draw:id="id80" presentation:style-name="a738" draw:name="Content Placeholder 4" svg:x="0.54237in" svg:y="1.88136in" svg:width="9.92968in" svg:height="6.05647in" presentation:class="outline" presentation:placeholder="false">
          <draw:text-box>
            <text:list text:style-name="a688">
              <text:list-item>
                <text:p text:style-name="a687" text:class-names="" text:cond-style-name=""><text:span text:style-name="a686" text:class-names="">Syntax,</text:span></text:p>
              </text:list-item>
            </text:list>
            <text:list text:style-name="a694">
              <text:list-item>
                <text:list text:style-name="a694">
                  <text:list-item>
                    <text:p text:style-name="a693" text:class-names="" text:cond-style-name=""><text:span text:style-name="a689" text:class-names="">c</text:span><text:span text:style-name="a690" text:class-names="">lass <text:s text:c="1"/></text:span><text:span text:style-name="a691" text:class-names="">class_name</text:span><text:span text:style-name="a692" text:class-names="">():</text:span></text:p>
                  </text:list-item>
                </text:list>
              </text:list-item>
            </text:list>
            <text:list text:style-name="a698">
              <text:list-item>
                <text:list text:style-name="a698">
                  <text:list-item>
                    <text:list text:style-name="a698">
                      <text:list-item>
                        <text:p text:style-name="a697" text:class-names="" text:cond-style-name=""><text:span text:style-name="a695" text:class-names=""><text:tab/></text:span><text:span text:style-name="a696" text:class-names="">Body of the class</text:span></text:p>
                      </text:list-item>
                    </text:list>
                  </text:list-item>
                </text:list>
              </text:list-item>
            </text:list>
            <text:list text:style-name="a703">
              <text:list-item>
                <text:p text:style-name="a702" text:class-names="" text:cond-style-name=""><text:span text:style-name="a699" text:class-names="">A</text:span><text:span text:style-name="a700" text:class-names=""><text:s text:c="1"/></text:span><text:span text:style-name="a701" text:class-names="">Class create a local namespace where all its attributes are defined</text:span></text:p>
              </text:list-item>
            </text:list>
            <text:list text:style-name="a714">
              <text:list-item>
                <text:p text:style-name="a713" text:class-names="" text:cond-style-name=""><text:span text:style-name="a704" text:class-names="">As</text:span><text:span text:style-name="a705" text:class-names=""><text:s text:c="1"/></text:span><text:span text:style-name="a706" text:class-names="">soon</text:span><text:span text:style-name="a707" text:class-names=""><text:s text:c="1"/></text:span><text:span text:style-name="a708" text:class-names="">as</text:span><text:span text:style-name="a709" text:class-names=""><text:s text:c="1"/></text:span><text:span text:style-name="a710" text:class-names="">we</text:span><text:span text:style-name="a711" text:class-names=""><text:s text:c="1"/></text:span><text:span text:style-name="a712" text:class-names="">defined a class, a new class object is created with the same name</text:span></text:p>
              </text:list-item>
            </text:list>
            <text:list text:style-name="a719">
              <text:list-item>
                <text:p text:style-name="a718" text:class-names="" text:cond-style-name=""><text:span text:style-name="a715" text:class-names="">This</text:span><text:span text:style-name="a716" text:class-names=""><text:s text:c="1"/></text:span><text:span text:style-name="a717" text:class-names="">class object allows us to,</text:span></text:p>
              </text:list-item>
            </text:list>
            <text:list text:style-name="a726">
              <text:list-item>
                <text:list text:style-name="a726">
                  <text:list-item>
                    <text:p text:style-name="a725" text:class-names="" text:cond-style-name=""><text:span text:style-name="a720" text:class-names="">Access</text:span><text:span text:style-name="a721" text:class-names=""><text:s text:c="1"/></text:span><text:span text:style-name="a722" text:class-names="">the</text:span><text:span text:style-name="a723" text:class-names=""><text:s text:c="1"/></text:span><text:span text:style-name="a724" text:class-names="">attributes<text:s text:c="1"/></text:span></text:p>
                  </text:list-item>
                </text:list>
              </text:list-item>
            </text:list>
            <text:list text:style-name="a734">
              <text:list-item>
                <text:list text:style-name="a734">
                  <text:list-item>
                    <text:p text:style-name="a733" text:class-names="" text:cond-style-name=""><text:span text:style-name="a727" text:class-names="">Instantiate</text:span><text:span text:style-name="a728" text:class-names=""><text:s text:c="1"/></text:span><text:span text:style-name="a729" text:class-names="">new</text:span><text:span text:style-name="a730" text:class-names=""><text:s text:c="1"/></text:span><text:span text:style-name="a731" text:class-names="">objects</text:span><text:span text:style-name="a732" text:class-names=""/></text:p>
                  </text:list-item>
                </text:list>
              </text:list-item>
            </text:list>
            <text:list text:style-name="a737">
              <text:list-item>
                <text:p text:style-name="a736" text:class-names="" text:cond-style-name=""><text:span text:style-name="a735" text:class-names=""/></text:p>
              </text:list-item>
            </text:list>
          </draw:text-box>
          <svg:title/>
          <svg:desc/>
        </draw:frame>
      </draw:page>
      <draw:page draw:name="Slide50" draw:style-name="a739" draw:master-page-name="Master1-Layout2-obj-Title-and-Content" presentation:presentation-page-layout-name="Master1-PPL2" draw:id="Slide-305">
        <draw:frame draw:id="id81" presentation:style-name="a743" draw:name="Title 3" svg:x="0.55118in" svg:y="0.32953in" svg:width="9.92087in" svg:height="1.38031in" presentation:class="title" presentation:placeholder="false">
          <draw:text-box>
            <text:p text:style-name="a742" text:class-names="" text:cond-style-name=""><text:span text:style-name="a740" text:class-names="">OOP – Class…. Continued</text:span><text:span text:style-name="a741" text:class-names=""/></text:p>
          </draw:text-box>
          <svg:title/>
          <svg:desc/>
        </draw:frame>
        <draw:frame draw:id="id82" presentation:style-name="a796" draw:name="Content Placeholder 4" svg:x="0.54237in" svg:y="1.88136in" svg:width="9.92968in" svg:height="6.05647in" presentation:class="outline" presentation:placeholder="false">
          <draw:text-box>
            <text:list text:style-name="a746">
              <text:list-item>
                <text:p text:style-name="a745" text:class-names="" text:cond-style-name=""><text:span text:style-name="a744" text:class-names="">Syntax,</text:span></text:p>
              </text:list-item>
            </text:list>
            <text:list text:style-name="a752">
              <text:list-item>
                <text:list text:style-name="a752">
                  <text:list-item>
                    <text:p text:style-name="a751" text:class-names="" text:cond-style-name=""><text:span text:style-name="a747" text:class-names="">c</text:span><text:span text:style-name="a748" text:class-names="">lass <text:s text:c="1"/></text:span><text:span text:style-name="a749" text:class-names="">class_name</text:span><text:span text:style-name="a750" text:class-names="">():</text:span></text:p>
                  </text:list-item>
                </text:list>
              </text:list-item>
            </text:list>
            <text:list text:style-name="a756">
              <text:list-item>
                <text:list text:style-name="a756">
                  <text:list-item>
                    <text:list text:style-name="a756">
                      <text:list-item>
                        <text:p text:style-name="a755" text:class-names="" text:cond-style-name=""><text:span text:style-name="a753" text:class-names=""><text:tab/></text:span><text:span text:style-name="a754" text:class-names="">Body of the class</text:span></text:p>
                      </text:list-item>
                    </text:list>
                  </text:list-item>
                </text:list>
              </text:list-item>
            </text:list>
            <text:list text:style-name="a761">
              <text:list-item>
                <text:p text:style-name="a760" text:class-names="" text:cond-style-name=""><text:span text:style-name="a757" text:class-names="">A</text:span><text:span text:style-name="a758" text:class-names=""><text:s text:c="1"/></text:span><text:span text:style-name="a759" text:class-names="">Class create a local namespace where all its attributes are defined</text:span></text:p>
              </text:list-item>
            </text:list>
            <text:list text:style-name="a772">
              <text:list-item>
                <text:p text:style-name="a771" text:class-names="" text:cond-style-name=""><text:span text:style-name="a762" text:class-names="">As</text:span><text:span text:style-name="a763" text:class-names=""><text:s text:c="1"/></text:span><text:span text:style-name="a764" text:class-names="">soon</text:span><text:span text:style-name="a765" text:class-names=""><text:s text:c="1"/></text:span><text:span text:style-name="a766" text:class-names="">as</text:span><text:span text:style-name="a767" text:class-names=""><text:s text:c="1"/></text:span><text:span text:style-name="a768" text:class-names="">we</text:span><text:span text:style-name="a769" text:class-names=""><text:s text:c="1"/></text:span><text:span text:style-name="a770" text:class-names="">defined a class, a new class object is created with the same name</text:span></text:p>
              </text:list-item>
            </text:list>
            <text:list text:style-name="a777">
              <text:list-item>
                <text:p text:style-name="a776" text:class-names="" text:cond-style-name=""><text:span text:style-name="a773" text:class-names="">This</text:span><text:span text:style-name="a774" text:class-names=""><text:s text:c="1"/></text:span><text:span text:style-name="a775" text:class-names="">class object allows us to,</text:span></text:p>
              </text:list-item>
            </text:list>
            <text:list text:style-name="a784">
              <text:list-item>
                <text:list text:style-name="a784">
                  <text:list-item>
                    <text:p text:style-name="a783" text:class-names="" text:cond-style-name=""><text:span text:style-name="a778" text:class-names="">Access</text:span><text:span text:style-name="a779" text:class-names=""><text:s text:c="1"/></text:span><text:span text:style-name="a780" text:class-names="">the</text:span><text:span text:style-name="a781" text:class-names=""><text:s text:c="1"/></text:span><text:span text:style-name="a782" text:class-names="">attributes<text:s text:c="1"/></text:span></text:p>
                  </text:list-item>
                </text:list>
              </text:list-item>
            </text:list>
            <text:list text:style-name="a792">
              <text:list-item>
                <text:list text:style-name="a792">
                  <text:list-item>
                    <text:p text:style-name="a791" text:class-names="" text:cond-style-name=""><text:span text:style-name="a785" text:class-names="">Instantiate</text:span><text:span text:style-name="a786" text:class-names=""><text:s text:c="1"/></text:span><text:span text:style-name="a787" text:class-names="">new</text:span><text:span text:style-name="a788" text:class-names=""><text:s text:c="1"/></text:span><text:span text:style-name="a789" text:class-names="">objects</text:span><text:span text:style-name="a790" text:class-names=""/></text:p>
                  </text:list-item>
                </text:list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/></text:p>
              </text:list-item>
            </text:list>
          </draw:text-box>
          <svg:title/>
          <svg:desc/>
        </draw:frame>
      </draw:page>
      <draw:page draw:name="Slide51" draw:style-name="a797" draw:master-page-name="Master1-Layout2-obj-Title-and-Content" presentation:presentation-page-layout-name="Master1-PPL2" draw:id="Slide-306">
        <draw:frame draw:id="id83" presentation:style-name="a801" draw:name="Title 3" svg:x="0.55118in" svg:y="0.32953in" svg:width="9.92087in" svg:height="1.38031in" presentation:class="title" presentation:placeholder="false">
          <draw:text-box>
            <text:p text:style-name="a800" text:class-names="" text:cond-style-name=""><text:span text:style-name="a798" text:class-names="">OOP – Inheritance</text:span><text:span text:style-name="a799" text:class-names=""/></text:p>
          </draw:text-box>
          <svg:title/>
          <svg:desc/>
        </draw:frame>
        <draw:frame draw:id="id84" presentation:style-name="a845" draw:name="Content Placeholder 4" svg:x="0.54237in" svg:y="1.88136in" svg:width="9.92968in" svg:height="6.05647in" presentation:class="outline" presentation:placeholder="false">
          <draw:text-box>
            <text:list text:style-name="a804">
              <text:list-item>
                <text:p text:style-name="a803" text:class-names="" text:cond-style-name=""><text:span text:style-name="a802" text:class-names="">Creating a new class with little or no modification to an existing class</text:span></text:p>
              </text:list-item>
            </text:list>
            <text:list text:style-name="a813">
              <text:list-item>
                <text:p text:style-name="a812" text:class-names="" text:cond-style-name=""><text:span text:style-name="a805" text:class-names="">The</text:span><text:span text:style-name="a806" text:class-names=""><text:s text:c="1"/></text:span><text:span text:style-name="a807" text:class-names="">newly</text:span><text:span text:style-name="a808" text:class-names=""><text:s text:c="1"/></text:span><text:span text:style-name="a809" text:class-names="">formed</text:span><text:span text:style-name="a810" text:class-names=""><text:s text:c="1"/></text:span><text:span text:style-name="a811" text:class-names="">class is referred as Derived or Child class</text:span></text:p>
              </text:list-item>
            </text:list>
            <text:list text:style-name="a834">
              <text:list-item>
                <text:p text:style-name="a833" text:class-names="" text:cond-style-name=""><text:span text:style-name="a814" text:class-names="">The</text:span><text:span text:style-name="a815" text:class-names=""><text:s text:c="1"/></text:span><text:span text:style-name="a816" text:class-names="">old</text:span><text:span text:style-name="a817" text:class-names=""><text:s text:c="1"/></text:span><text:span text:style-name="a818" text:class-names="">class</text:span><text:span text:style-name="a819" text:class-names=""><text:s text:c="1"/></text:span><text:span text:style-name="a820" text:class-names="">is</text:span><text:span text:style-name="a821" text:class-names=""><text:s text:c="1"/></text:span><text:span text:style-name="a822" text:class-names="">referred</text:span><text:span text:style-name="a823" text:class-names=""><text:s text:c="1"/></text:span><text:span text:style-name="a824" text:class-names="">as</text:span><text:span text:style-name="a825" text:class-names=""><text:s text:c="1"/></text:span><text:span text:style-name="a826" text:class-names="">base</text:span><text:span text:style-name="a827" text:class-names=""><text:s text:c="1"/></text:span><text:span text:style-name="a828" text:class-names="">or</text:span><text:span text:style-name="a829" text:class-names=""><text:s text:c="1"/></text:span><text:span text:style-name="a830" text:class-names="">parent</text:span><text:span text:style-name="a831" text:class-names=""><text:s text:c="1"/></text:span><text:span text:style-name="a832" text:class-names="">class</text:span></text:p>
              </text:list-item>
            </text:list>
            <text:list text:style-name="a837">
              <text:list-item>
                <text:p text:style-name="a836" text:class-names="" text:cond-style-name=""><text:span text:style-name="a835" text:class-names="">Derived class inherits all features from base class where new features can be added</text:span></text:p>
              </text:list-item>
            </text:list>
            <text:list text:style-name="a841">
              <text:list-item>
                <text:p text:style-name="a840" text:class-names="" text:cond-style-name=""><text:span text:style-name="a838" text:class-names="">Using for re-usability of code</text:span><text:span text:style-name="a839" text:class-names=""/></text:p>
              </text:list-item>
            </text:list>
            <text:list text:style-name="a844">
              <text:list-item>
                <text:p text:style-name="a843" text:class-names="" text:cond-style-name=""><text:span text:style-name="a842" text:class-names=""/></text:p>
              </text:list-item>
            </text:list>
          </draw:text-box>
          <svg:title/>
          <svg:desc/>
        </draw:frame>
      </draw:page>
      <draw:page draw:name="Slide52" draw:style-name="a846" draw:master-page-name="Master1-Layout2-obj-Title-and-Content" presentation:presentation-page-layout-name="Master1-PPL2" draw:id="Slide-307">
        <draw:frame draw:id="id85" presentation:style-name="a850" draw:name="Title 3" svg:x="0.55118in" svg:y="0.32953in" svg:width="9.92087in" svg:height="1.38031in" presentation:class="title" presentation:placeholder="false">
          <draw:text-box>
            <text:p text:style-name="a849" text:class-names="" text:cond-style-name=""><text:span text:style-name="a847" text:class-names="">OOP – Encapsulation</text:span><text:span text:style-name="a848" text:class-names=""/></text:p>
          </draw:text-box>
          <svg:title/>
          <svg:desc/>
        </draw:frame>
        <draw:frame draw:id="id86" presentation:style-name="a882" draw:name="Content Placeholder 4" svg:x="0.54237in" svg:y="1.88136in" svg:width="9.92968in" svg:height="6.05647in" presentation:class="outline" presentation:placeholder="false">
          <draw:text-box>
            <text:list text:style-name="a853">
              <text:list-item>
                <text:p text:style-name="a852" text:class-names="" text:cond-style-name=""><text:span text:style-name="a851" text:class-names="">Preventing data from direct modification is referred as Encapsulation</text:span></text:p>
              </text:list-item>
            </text:list>
            <text:list text:style-name="a856">
              <text:list-item>
                <text:p text:style-name="a855" text:class-names="" text:cond-style-name=""><text:span text:style-name="a854" text:class-names="">We can restrict access to methods and variables</text:span></text:p>
              </text:list-item>
            </text:list>
            <text:list text:style-name="a878">
              <text:list-item>
                <text:p text:style-name="a877" text:class-names="" text:cond-style-name=""><text:span text:style-name="a857" text:class-names="">We</text:span><text:span text:style-name="a858" text:class-names=""><text:s text:c="1"/></text:span><text:span text:style-name="a859" text:class-names="">can</text:span><text:span text:style-name="a860" text:class-names=""><text:s text:c="1"/></text:span><text:span text:style-name="a861" text:class-names="">do</text:span><text:span text:style-name="a862" text:class-names=""><text:s text:c="1"/></text:span><text:span text:style-name="a863" text:class-names="">it</text:span><text:span text:style-name="a864" text:class-names=""><text:s text:c="1"/></text:span><text:span text:style-name="a865" text:class-names="">by</text:span><text:span text:style-name="a866" text:class-names=""><text:s text:c="1"/></text:span><text:span text:style-name="a867" text:class-names="">provide</text:span><text:span text:style-name="a868" text:class-names=""><text:s text:c="1"/></text:span><text:span text:style-name="a869" text:class-names="">single</text:span><text:span text:style-name="a870" text:class-names=""><text:s text:c="1"/></text:span><text:span text:style-name="a871" text:class-names="">or</text:span><text:span text:style-name="a872" text:class-names=""><text:s text:c="1"/></text:span><text:span text:style-name="a873" text:class-names="">double</text:span><text:span text:style-name="a874" text:class-names=""><text:s text:c="1"/></text:span><text:span text:style-name="a875" text:class-names="">underscores as the prefix (_ , __)<text:tab/></text:span><text:span text:style-name="a876" text:class-names=""/></text:p>
              </text:list-item>
            </text:list>
            <text:list text:style-name="a881">
              <text:list-item>
                <text:p text:style-name="a880" text:class-names="" text:cond-style-name=""><text:span text:style-name="a879" text:class-names=""/></text:p>
              </text:list-item>
            </text:list>
          </draw:text-box>
          <svg:title/>
          <svg:desc/>
        </draw:frame>
      </draw:page>
      <draw:page draw:name="Slide53" draw:style-name="a883" draw:master-page-name="Master1-Layout2-obj-Title-and-Content" presentation:presentation-page-layout-name="Master1-PPL2" draw:id="Slide-308">
        <draw:frame draw:id="id87" presentation:style-name="a887" draw:name="Title 3" svg:x="0.55118in" svg:y="0.32953in" svg:width="9.92087in" svg:height="1.38031in" presentation:class="title" presentation:placeholder="false">
          <draw:text-box>
            <text:p text:style-name="a886" text:class-names="" text:cond-style-name=""><text:span text:style-name="a884" text:class-names="">OOP – Polymorphism</text:span><text:span text:style-name="a885" text:class-names=""/></text:p>
          </draw:text-box>
          <svg:title/>
          <svg:desc/>
        </draw:frame>
        <draw:frame draw:id="id88" presentation:style-name="a911" draw:name="Content Placeholder 4" svg:x="0.54237in" svg:y="1.88136in" svg:width="9.92968in" svg:height="6.05647in" presentation:class="outline" presentation:placeholder="false">
          <draw:text-box>
            <text:list text:style-name="a890">
              <text:list-item>
                <text:p text:style-name="a889" text:class-names="" text:cond-style-name=""><text:span text:style-name="a888" text:class-names="">Ability to use common interface for multiple forms</text:span></text:p>
              </text:list-item>
            </text:list>
            <text:list text:style-name="a897">
              <text:list-item>
                <text:p text:style-name="a896" text:class-names="" text:cond-style-name=""><text:span text:style-name="a891" text:class-names="">It</text:span><text:span text:style-name="a892" text:class-names=""><text:s text:c="1"/></text:span><text:span text:style-name="a893" text:class-names="">performs different things as per the object’s<text:s text:c="1"/></text:span><text:span text:style-name="a894" text:class-names="">clas</text:span><text:span text:style-name="a895" text:class-names=""><text:s text:c="1"/>which calls it</text:span></text:p>
              </text:list-item>
            </text:list>
            <text:list text:style-name="a907">
              <text:list-item>
                <text:p text:style-name="a906" text:class-names="" text:cond-style-name=""><text:span text:style-name="a898" text:class-names="">With</text:span><text:span text:style-name="a899" text:class-names=""><text:s text:c="1"/></text:span><text:span text:style-name="a900" text:class-names="">polymorphism same message send</text:span><text:span text:style-name="a901" text:class-names=""><text:s text:c="1"/></text:span><text:span text:style-name="a902" text:class-names="">to</text:span><text:span text:style-name="a903" text:class-names=""><text:s text:c="1"/></text:span><text:span text:style-name="a904" text:class-names="">multiple class object and every object responds appropriately<text:tab/></text:span><text:span text:style-name="a905" text:class-names=""/></text:p>
              </text:list-item>
            </text:list>
            <text:list text:style-name="a910">
              <text:list-item>
                <text:p text:style-name="a909" text:class-names="" text:cond-style-name=""><text:span text:style-name="a908" text:class-names=""/></text:p>
              </text:list-item>
            </text:list>
          </draw:text-box>
          <svg:title/>
          <svg:desc/>
        </draw:frame>
      </draw:page>
      <draw:page draw:name="Slide54" draw:style-name="a912" draw:master-page-name="Master1-Layout2-obj-Title-and-Content" presentation:presentation-page-layout-name="Master1-PPL2" draw:id="Slide-309">
        <draw:frame draw:id="id89" presentation:style-name="a916" draw:name="Title 3" svg:x="0.55118in" svg:y="0.32953in" svg:width="9.92087in" svg:height="1.38031in" presentation:class="title" presentation:placeholder="false">
          <draw:text-box>
            <text:p text:style-name="a915" text:class-names="" text:cond-style-name=""><text:span text:style-name="a913" text:class-names="">OOP – Multiple inheritance</text:span><text:span text:style-name="a914" text:class-names=""/></text:p>
          </draw:text-box>
          <svg:title/>
          <svg:desc/>
        </draw:frame>
        <draw:frame draw:id="id90" presentation:style-name="a929" draw:name="Content Placeholder 4" svg:x="0.54237in" svg:y="1.88136in" svg:width="9.92968in" svg:height="6.05647in" presentation:class="outline" presentation:placeholder="false">
          <draw:text-box>
            <text:list text:style-name="a919">
              <text:list-item>
                <text:p text:style-name="a918" text:class-names="" text:cond-style-name=""><text:span text:style-name="a917" text:class-names="">A class can be derived from more than one base class is referred as multiple inheritance</text:span></text:p>
              </text:list-item>
            </text:list>
            <text:list text:style-name="a925">
              <text:list-item>
                <text:p text:style-name="a924" text:class-names="" text:cond-style-name=""><text:span text:style-name="a920" text:class-names="">In</text:span><text:span text:style-name="a921" text:class-names=""><text:s text:c="1"/></text:span><text:span text:style-name="a922" text:class-names="">multiple inheritance, the features of all the base classes are inherited into the derived class</text:span><text:span text:style-name="a923" text:class-names=""/></text:p>
              </text:list-item>
            </text:list>
            <text:list text:style-name="a928">
              <text:list-item>
                <text:p text:style-name="a927" text:class-names="" text:cond-style-name=""><text:span text:style-name="a926" text:class-names=""/></text:p>
              </text:list-item>
            </text:list>
          </draw:text-box>
          <svg:title/>
          <svg:desc/>
        </draw:frame>
      </draw:page>
      <draw:page draw:name="Slide17" draw:style-name="a930" draw:master-page-name="Master1-Layout7-blank-Blank" presentation:presentation-page-layout-name="Master1-PPL7" draw:id="Slide-272">
        <draw:frame draw:id="id91" presentation:style-name="a934" draw:name="Title 1" svg:x="0.55121in" svg:y="0.78749in" svg:width="9.92188in" svg:height="6.4498in" presentation:class="title" presentation:placeholder="false">
          <draw:text-box>
            <text:p text:style-name="a933" text:class-names="" text:cond-style-name=""><text:span text:style-name="a931" text:class-names="">Thank you</text:span><text:span text:style-name="a932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le and Content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Two Content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le Only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draw:fill="none" draw:stroke="none"/>
    </style:style>
    <style:style style:family="paragraph" style:name="a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2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2">
      <style:graphic-properties draw:fill="none" draw:stroke="non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8">
      <style:graphic-properties draw:fill="none" draw:stroke="none"/>
    </style:style>
    <style:style style:family="paragraph" style:name="a10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draw:fill="none" draw:stroke="none"/>
    </style:style>
    <style:style style:family="presentation" style:name="a5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">
      <style:graphic-properties draw:fill="none" draw:stroke="non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9">
      <style:graphic-properties draw:fill="none" draw:stroke="non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4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6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">
      <style:graphic-properties draw:fill="none" draw:stroke="non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6">
      <style:graphic-properties draw:fill="none" draw:stroke="non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draw:fill="none" draw:stroke="non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0">
      <style:graphic-properties draw:fill="none" draw:stroke="non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5">
      <style:graphic-properties draw:fill="none" draw:stroke="non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1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5118in" svg:y="1.93465in" svg:width="9.92087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1" draw:name="Title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Click to edit Master title style</text:span><text:span text:style-name="a49" text:class-names=""/></text:p>
        </draw:text-box>
        <svg:title/>
        <svg:desc/>
      </draw:frame>
      <draw:frame draw:id="id12" presentation:style-name="a55" draw:name="Subtitle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Click to edit Master subtitle style</text:span><text:span text:style-name="a53" text:class-names=""/></text:p>
        </draw:text-box>
        <svg:title/>
        <svg:desc/>
      </draw:frame>
      <draw:frame draw:id="id13" presentation:style-name="a58" draw:name="Date Placeholder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ooter Placeholder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4" draw:name="Slide Number Placeholder 5" svg:x="7.90394in" svg:y="7.53189in" svg:width="2.56811in" svg:height="0.57008in" presentation:class="page-number" presentation:placeholder="false">
        <draw:text-box>
          <text:p text:style-name="a63" text:class-names="" text:cond-style-name=""><text:span text:style-name="a62" text:class-names=""><text:page-number style:num-format="1" text:fixed="false"/></text:span></text:p>
        </draw:text-box>
        <svg:title/>
        <svg:desc/>
      </draw:frame>
      <presentation:notes style:page-layout-name="pageLayout2" draw:style-name="a81">
        <draw:page-thumbnail svg:x="1.21063in" svg:y="0.88858in" svg:width="5.84567in" svg:height="4.38425in" presentation:class="page" draw:id="id5" presentation:style-name="a65" draw:name="Slide Image Placeholder 1">
          <svg:title/>
          <svg:desc/>
        </draw:page-thumbnail>
        <draw:frame draw:id="id6" presentation:style-name="a68" draw:name="Notes Placeholder 2" svg:x="0.82677in" svg:y="5.55394in" svg:width="6.61378in" svg:height="5.26142in" presentation:class="notes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7" presentation:style-name="a71" draw:name="Header Placeholder 3" svg:x="0in" svg:y="0in" svg:width="3.5878in" svg:height="0.58425in" presentation:class="header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8" presentation:style-name="a74" draw:name="Date Placeholder 4" svg:x="4.67953in" svg:y="0in" svg:width="3.5878in" svg:height="0.58425in" presentation:class="date-time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9" presentation:style-name="a77" draw:name="Footer Placeholder 5" svg:x="0in" svg:y="11.10827in" svg:width="3.5878in" svg:height="0.58425in" presentation:class="footer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10" presentation:style-name="a80" draw:name="Slide Number Placeholder 6" svg:x="4.67953in" svg:y="11.10827in" svg:width="3.5878in" svg:height="0.58425in" presentation:class="page-number" presentation:placeholder="false">
          <draw:text-box>
            <text:p text:style-name="a79" text:class-names="" text:cond-style-name=""><text:span text:style-name="a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2">
      <draw:frame draw:id="id16" presentation:style-name="a86" draw:name="Title 1" svg:x="0.55118in" svg:y="0.32953in" svg:width="9.92087in" svg:height="1.38031in" presentation:class="title" presentation:placeholder="false">
        <draw:text-box>
          <text:p text:style-name="a85" text:class-names="" text:cond-style-name=""><text:span text:style-name="a83" text:class-names="">Click to edit Master title style</text:span><text:span text:style-name="a84" text:class-names=""/></text:p>
        </draw:text-box>
        <svg:title/>
        <svg:desc/>
      </draw:frame>
      <draw:frame draw:id="id17" presentation:style-name="a102" draw:name="Content Placeholder 2" svg:x="0.55118in" svg:y="1.93465in" svg:width="9.92087in" svg:height="4.79488in" presentation:class="object" presentation:placeholder="false">
        <draw:text-box>
          <text:p text:style-name="a88" text:class-names="" text:cond-style-name=""><text:span text:style-name="a87" text:class-names="">Click to edit Master text styles</text:span></text:p>
          <text:list text:style-name="a91">
            <text:list-item>
              <text:list text:style-name="a91">
                <text:list-item>
                  <text:p text:style-name="a90" text:class-names="" text:cond-style-name=""><text:span text:style-name="a89" text:class-names="">Second level</text:span></text:p>
                </text:list-item>
              </text:list>
            </text:list-item>
          </text:list>
          <text:list text:style-name="a94">
            <text:list-item>
              <text:list text:style-name="a94">
                <text:list-item>
                  <text:list text:style-name="a94">
                    <text:list-item>
                      <text:p text:style-name="a93" text:class-names="" text:cond-style-name=""><text:span text:style-name="a92" text:class-names="">Third level</text:span></text:p>
                    </text:list-item>
                  </text:list>
                </text:list-item>
              </text:list>
            </text:list-item>
          </text:list>
          <text:list text:style-name="a97">
            <text:list-item>
              <text:list text:style-name="a97">
                <text:list-item>
                  <text:list text:style-name="a97">
                    <text:list-item>
                      <text:list text:style-name="a97">
                        <text:list-item>
                          <text:p text:style-name="a96" text:class-names="" text:cond-style-name=""><text:span text:style-name="a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list text:style-name="a101">
                        <text:list-item>
                          <text:list text:style-name="a101">
                            <text:list-item>
                              <text:p text:style-name="a100" text:class-names="" text:cond-style-name=""><text:span text:style-name="a98" text:class-names="">Fifth level</text:span><text:span text:style-name="a9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5" draw:name="Date Placeholder 3" svg:x="0.55118in" svg:y="7.53189in" svg:width="2.56811in" svg:height="0.57008in" presentation:class="date-time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8" draw:name="Footer Placeholder 4" svg:x="3.77008in" svg:y="7.53189in" svg:width="3.49409in" svg:height="0.57008in" presentation:class="footer" presentation:placeholder="false">
        <draw:text-box>
          <text:p text:style-name="a107" text:class-names="" text:cond-style-name=""><text:span text:style-name="a106" text:class-names=""/></text:p>
        </draw:text-box>
        <svg:title/>
        <svg:desc/>
      </draw:frame>
      <draw:frame draw:id="id20" presentation:style-name="a111" draw:name="Slide Number Placeholder 5" svg:x="7.90394in" svg:y="7.53189in" svg:width="2.56811in" svg:height="0.57008in" presentation:class="page-number" presentation:placeholder="false">
        <draw:text-box>
          <text:p text:style-name="a110" text:class-names="" text:cond-style-name=""><text:span text:style-name="a109" text:class-names=""><text:page-number style:num-format="1" text:fixed="false"/></text:span></text:p>
        </draw:text-box>
        <svg:title/>
        <svg:desc/>
      </draw:frame>
      <presentation:notes style:page-layout-name="pageLayout2" draw:style-name="a128">
        <draw:page-thumbnail svg:x="1.21063in" svg:y="0.88858in" svg:width="5.84567in" svg:height="4.38425in" presentation:class="page" draw:id="id5" presentation:style-name="a112" draw:name="Slide Image Placeholder 1">
          <svg:title/>
          <svg:desc/>
        </draw:page-thumbnail>
        <draw:frame draw:id="id6" presentation:style-name="a115" draw:name="Notes Placeholder 2" svg:x="0.82677in" svg:y="5.55394in" svg:width="6.61378in" svg:height="5.26142in" presentation:class="notes" presentation:placeholder="false">
          <draw:text-box>
            <text:p text:style-name="a114" text:class-names="" text:cond-style-name=""><text:span text:style-name="a113" text:class-names=""/></text:p>
          </draw:text-box>
          <svg:title/>
          <svg:desc/>
        </draw:frame>
        <draw:frame draw:id="id7" presentation:style-name="a118" draw:name="Header Placeholder 3" svg:x="0in" svg:y="0in" svg:width="3.5878in" svg:height="0.58425in" presentation:class="header" presentation:placeholder="false">
          <draw:text-box>
            <text:p text:style-name="a117" text:class-names="" text:cond-style-name=""><text:span text:style-name="a116" text:class-names=""/></text:p>
          </draw:text-box>
          <svg:title/>
          <svg:desc/>
        </draw:frame>
        <draw:frame draw:id="id8" presentation:style-name="a121" draw:name="Date Placeholder 4" svg:x="4.67953in" svg:y="0in" svg:width="3.5878in" svg:height="0.58425in" presentation:class="date-time" presentation:placeholder="false">
          <draw:text-box>
            <text:p text:style-name="a120" text:class-names="" text:cond-style-name=""><text:span text:style-name="a119" text:class-names=""/></text:p>
          </draw:text-box>
          <svg:title/>
          <svg:desc/>
        </draw:frame>
        <draw:frame draw:id="id9" presentation:style-name="a124" draw:name="Footer Placeholder 5" svg:x="0in" svg:y="11.10827in" svg:width="3.5878in" svg:height="0.58425in" presentation:class="footer" presentation:placeholder="false">
          <draw:text-box>
            <text:p text:style-name="a123" text:class-names="" text:cond-style-name=""><text:span text:style-name="a122" text:class-names=""/></text:p>
          </draw:text-box>
          <svg:title/>
          <svg:desc/>
        </draw:frame>
        <draw:frame draw:id="id10" presentation:style-name="a127" draw:name="Slide Number Placeholder 6" svg:x="4.67953in" svg:y="11.10827in" svg:width="3.5878in" svg:height="0.58425in" presentation:class="page-number" presentation:placeholder="false">
          <draw:text-box>
            <text:p text:style-name="a126" text:class-names="" text:cond-style-name=""><text:span text:style-name="a1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29">
      <draw:frame draw:id="id21" presentation:style-name="a133" draw:name="Title 1" svg:x="0.75174in" svg:y="2.06076in" svg:width="9.50868in" svg:height="3.43924in" presentation:class="title" presentation:placeholder="false">
        <draw:text-box>
          <text:p text:style-name="a132" text:class-names="" text:cond-style-name=""><text:span text:style-name="a130" text:class-names="">Click to edit Master title style</text:span><text:span text:style-name="a131" text:class-names=""/></text:p>
        </draw:text-box>
        <svg:title/>
        <svg:desc/>
      </draw:frame>
      <draw:frame draw:id="id22" presentation:style-name="a137" draw:name="Text Placeholder 2" svg:x="0.75174in" svg:y="5.53299in" svg:width="9.50868in" svg:height="1.80729in" presentation:class="outline" presentation:placeholder="false">
        <draw:text-box>
          <text:list text:style-name="a136">
            <text:list-item>
              <text:p text:style-name="a135" text:class-names="" text:cond-style-name=""><text:span text:style-name="a134" text:class-names="">Click to edit Master text styles</text:span></text:p>
            </text:list-item>
          </text:list>
        </draw:text-box>
        <svg:title/>
        <svg:desc/>
      </draw:frame>
      <draw:frame draw:id="id23" presentation:style-name="a140" draw:name="Date Placeholder 3" svg:x="0.55118in" svg:y="7.53189in" svg:width="2.56811in" svg:height="0.57008in" presentation:class="date-time" presentation:placeholder="false">
        <draw:text-box>
          <text:p text:style-name="a139" text:class-names="" text:cond-style-name=""><text:span text:style-name="a138" text:class-names=""/></text:p>
        </draw:text-box>
        <svg:title/>
        <svg:desc/>
      </draw:frame>
      <draw:frame draw:id="id24" presentation:style-name="a143" draw:name="Footer Placeholder 4" svg:x="3.77008in" svg:y="7.53189in" svg:width="3.49409in" svg:height="0.57008in" presentation:class="footer" presentation:placeholder="false">
        <draw:text-box>
          <text:p text:style-name="a142" text:class-names="" text:cond-style-name=""><text:span text:style-name="a141" text:class-names=""/></text:p>
        </draw:text-box>
        <svg:title/>
        <svg:desc/>
      </draw:frame>
      <draw:frame draw:id="id25" presentation:style-name="a146" draw:name="Slide Number Placeholder 5" svg:x="7.90394in" svg:y="7.53189in" svg:width="2.56811in" svg:height="0.57008in" presentation:class="page-number" presentation:placeholder="false">
        <draw:text-box>
          <text:p text:style-name="a145" text:class-names="" text:cond-style-name=""><text:span text:style-name="a144" text:class-names=""><text:page-number style:num-format="1" text:fixed="false"/></text:span></text:p>
        </draw:text-box>
        <svg:title/>
        <svg:desc/>
      </draw:frame>
      <presentation:notes style:page-layout-name="pageLayout2" draw:style-name="a163">
        <draw:page-thumbnail svg:x="1.21063in" svg:y="0.88858in" svg:width="5.84567in" svg:height="4.38425in" presentation:class="page" draw:id="id5" presentation:style-name="a147" draw:name="Slide Image Placeholder 1">
          <svg:title/>
          <svg:desc/>
        </draw:page-thumbnail>
        <draw:frame draw:id="id6" presentation:style-name="a150" draw:name="Notes Placeholder 2" svg:x="0.82677in" svg:y="5.55394in" svg:width="6.61378in" svg:height="5.26142in" presentation:class="notes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7" presentation:style-name="a153" draw:name="Header Placeholder 3" svg:x="0in" svg:y="0in" svg:width="3.5878in" svg:height="0.58425in" presentation:class="head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8" presentation:style-name="a156" draw:name="Date Placeholder 4" svg:x="4.67953in" svg:y="0in" svg:width="3.5878in" svg:height="0.58425in" presentation:class="date-time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9" presentation:style-name="a159" draw:name="Footer Placeholder 5" svg:x="0in" svg:y="11.10827in" svg:width="3.5878in" svg:height="0.58425in" presentation:class="footer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10" presentation:style-name="a162" draw:name="Slide Number Placeholder 6" svg:x="4.67953in" svg:y="11.10827in" svg:width="3.5878in" svg:height="0.58425in" presentation:class="page-number" presentation:placeholder="false">
          <draw:text-box>
            <text:p text:style-name="a161" text:class-names="" text:cond-style-name=""><text:span text:style-name="a1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4">
      <draw:frame draw:id="id26" presentation:style-name="a168" draw:name="Title 1" svg:x="0.55118in" svg:y="0.32953in" svg:width="9.92087in" svg:height="1.38031in" presentation:class="title" presentation:placeholder="false">
        <draw:text-box>
          <text:p text:style-name="a167" text:class-names="" text:cond-style-name=""><text:span text:style-name="a165" text:class-names="">Click to edit Master title style</text:span><text:span text:style-name="a166" text:class-names=""/></text:p>
        </draw:text-box>
        <svg:title/>
        <svg:desc/>
      </draw:frame>
      <draw:frame draw:id="id27" presentation:style-name="a184" draw:name="Content Placeholder 2" svg:x="0.55035in" svg:y="1.93403in" svg:width="4.87674in" svg:height="4.79514in" presentation:class="object" presentation:placeholder="false">
        <draw:text-box>
          <text:p text:style-name="a170" text:class-names="" text:cond-style-name=""><text:span text:style-name="a169" text:class-names="">Click to edit Master text styles</text:span></text:p>
          <text:list text:style-name="a173">
            <text:list-item>
              <text:list text:style-name="a173">
                <text:list-item>
                  <text:p text:style-name="a172" text:class-names="" text:cond-style-name=""><text:span text:style-name="a171" text:class-names="">Second level</text:span></text:p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p text:style-name="a175" text:class-names="" text:cond-style-name=""><text:span text:style-name="a174" text:class-names="">Third level</text:span></text:p>
                    </text:list-item>
                  </text:list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list text:style-name="a179">
                        <text:list-item>
                          <text:p text:style-name="a178" text:class-names="" text:cond-style-name=""><text:span text:style-name="a1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0" text:class-names="">Fifth level</text:span><text:span text:style-name="a1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0" draw:name="Content Placeholder 3" svg:x="5.59375in" svg:y="1.93403in" svg:width="4.87847in" svg:height="4.79514in" presentation:class="object" presentation:placeholder="false">
        <draw:text-box>
          <text:p text:style-name="a186" text:class-names="" text:cond-style-name=""><text:span text:style-name="a185" text:class-names="">Click to edit Master text styles</text:span></text:p>
          <text:list text:style-name="a189">
            <text:list-item>
              <text:list text:style-name="a189">
                <text:list-item>
                  <text:p text:style-name="a188" text:class-names="" text:cond-style-name=""><text:span text:style-name="a187" text:class-names="">Second level</text:span></text:p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p text:style-name="a191" text:class-names="" text:cond-style-name=""><text:span text:style-name="a190" text:class-names="">Third level</text:span></text:p>
                    </text:list-item>
                  </text:list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list text:style-name="a195">
                        <text:list-item>
                          <text:p text:style-name="a194" text:class-names="" text:cond-style-name=""><text:span text:style-name="a19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list text:style-name="a199">
                        <text:list-item>
                          <text:list text:style-name="a199">
                            <text:list-item>
                              <text:p text:style-name="a198" text:class-names="" text:cond-style-name=""><text:span text:style-name="a196" text:class-names="">Fifth level</text:span><text:span text:style-name="a1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3" draw:name="Date Placeholder 4" svg:x="0.55118in" svg:y="7.53189in" svg:width="2.56811in" svg:height="0.57008in" presentation:class="date-time" presentation:placeholder="false">
        <draw:text-box>
          <text:p text:style-name="a202" text:class-names="" text:cond-style-name=""><text:span text:style-name="a201" text:class-names=""/></text:p>
        </draw:text-box>
        <svg:title/>
        <svg:desc/>
      </draw:frame>
      <draw:frame draw:id="id30" presentation:style-name="a206" draw:name="Footer Placeholder 5" svg:x="3.77008in" svg:y="7.53189in" svg:width="3.49409in" svg:height="0.57008in" presentation:class="footer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1" presentation:style-name="a209" draw:name="Slide Number Placeholder 6" svg:x="7.90394in" svg:y="7.53189in" svg:width="2.56811in" svg:height="0.57008in" presentation:class="page-number" presentation:placeholder="false">
        <draw:text-box>
          <text:p text:style-name="a208" text:class-names="" text:cond-style-name=""><text:span text:style-name="a207" text:class-names=""><text:page-number style:num-format="1" text:fixed="false"/></text:span></text:p>
        </draw:text-box>
        <svg:title/>
        <svg:desc/>
      </draw:frame>
      <presentation:notes style:page-layout-name="pageLayout2" draw:style-name="a226">
        <draw:page-thumbnail svg:x="1.21063in" svg:y="0.88858in" svg:width="5.84567in" svg:height="4.38425in" presentation:class="page" draw:id="id5" presentation:style-name="a210" draw:name="Slide Image Placeholder 1">
          <svg:title/>
          <svg:desc/>
        </draw:page-thumbnail>
        <draw:frame draw:id="id6" presentation:style-name="a213" draw:name="Notes Placeholder 2" svg:x="0.82677in" svg:y="5.55394in" svg:width="6.61378in" svg:height="5.26142in" presentation:class="notes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7" presentation:style-name="a216" draw:name="Header Placeholder 3" svg:x="0in" svg:y="0in" svg:width="3.5878in" svg:height="0.58425in" presentation:class="header" presentation:placeholder="false">
          <draw:text-box>
            <text:p text:style-name="a215" text:class-names="" text:cond-style-name=""><text:span text:style-name="a214" text:class-names=""/></text:p>
          </draw:text-box>
          <svg:title/>
          <svg:desc/>
        </draw:frame>
        <draw:frame draw:id="id8" presentation:style-name="a219" draw:name="Date Placeholder 4" svg:x="4.67953in" svg:y="0in" svg:width="3.5878in" svg:height="0.58425in" presentation:class="date-time" presentation:placeholder="false">
          <draw:text-box>
            <text:p text:style-name="a218" text:class-names="" text:cond-style-name=""><text:span text:style-name="a217" text:class-names=""/></text:p>
          </draw:text-box>
          <svg:title/>
          <svg:desc/>
        </draw:frame>
        <draw:frame draw:id="id9" presentation:style-name="a222" draw:name="Footer Placeholder 5" svg:x="0in" svg:y="11.10827in" svg:width="3.5878in" svg:height="0.58425in" presentation:class="footer" presentation:placeholder="false">
          <draw:text-box>
            <text:p text:style-name="a221" text:class-names="" text:cond-style-name=""><text:span text:style-name="a220" text:class-names=""/></text:p>
          </draw:text-box>
          <svg:title/>
          <svg:desc/>
        </draw:frame>
        <draw:frame draw:id="id10" presentation:style-name="a225" draw:name="Slide Number Placeholder 6" svg:x="4.67953in" svg:y="11.10827in" svg:width="3.5878in" svg:height="0.58425in" presentation:class="page-number" presentation:placeholder="false">
          <draw:text-box>
            <text:p text:style-name="a224" text:class-names="" text:cond-style-name=""><text:span text:style-name="a2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27">
      <draw:frame draw:id="id32" presentation:style-name="a231" draw:name="Title 1" svg:x="0.75868in" svg:y="0.44097in" svg:width="9.50868in" svg:height="1.59722in" presentation:class="title" presentation:placeholder="false">
        <draw:text-box>
          <text:p text:style-name="a230" text:class-names="" text:cond-style-name=""><text:span text:style-name="a228" text:class-names="">Click to edit Master title style</text:span><text:span text:style-name="a229" text:class-names=""/></text:p>
        </draw:text-box>
        <svg:title/>
        <svg:desc/>
      </draw:frame>
      <draw:frame draw:id="id33" presentation:style-name="a235" draw:name="Text Placeholder 2" svg:x="0.75868in" svg:y="2.02604in" svg:width="4.66493in" svg:height="0.99306in" presentation:class="outline" presentation:placeholder="false">
        <draw:text-box>
          <text:list text:style-name="a234">
            <text:list-item>
              <text:p text:style-name="a233" text:class-names="" text:cond-style-name=""><text:span text:style-name="a232" text:class-names="">Click to edit Master text styles</text:span></text:p>
            </text:list-item>
          </text:list>
        </draw:text-box>
        <svg:title/>
        <svg:desc/>
      </draw:frame>
      <draw:frame draw:id="id34" presentation:style-name="a251" draw:name="Content Placeholder 3" svg:x="0.75868in" svg:y="3.0191in" svg:width="4.66493in" svg:height="4.44271in" presentation:class="object" presentation:placeholder="false">
        <draw:text-box>
          <text:p text:style-name="a237" text:class-names="" text:cond-style-name=""><text:span text:style-name="a236" text:class-names="">Click to edit Master text styles</text:span></text:p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Second level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Third level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list text:style-name="a250">
                            <text:list-item>
                              <text:p text:style-name="a249" text:class-names="" text:cond-style-name=""><text:span text:style-name="a247" text:class-names="">Fifth level</text:span><text:span text:style-name="a2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5" draw:name="Text Placeholder 4" svg:x="5.5816in" svg:y="2.02604in" svg:width="4.68576in" svg:height="0.99306in" presentation:class="outline" presentation:placeholder="false">
        <draw:text-box>
          <text:list text:style-name="a254">
            <text:list-item>
              <text:p text:style-name="a253" text:class-names="" text:cond-style-name=""><text:span text:style-name="a252" text:class-names="">Click to edit Master text styles</text:span></text:p>
            </text:list-item>
          </text:list>
        </draw:text-box>
        <svg:title/>
        <svg:desc/>
      </draw:frame>
      <draw:frame draw:id="id36" presentation:style-name="a271" draw:name="Content Placeholder 5" svg:x="5.5816in" svg:y="3.0191in" svg:width="4.68576in" svg:height="4.44271in" presentation:class="object" presentation:placeholder="false">
        <draw:text-box>
          <text:p text:style-name="a257" text:class-names="" text:cond-style-name=""><text:span text:style-name="a256" text:class-names="">Click to edit Master text styles</text:span></text:p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4" draw:name="Date Placeholder 6" svg:x="0.55118in" svg:y="7.53189in" svg:width="2.56811in" svg:height="0.57008in" presentation:class="date-time" presentation:placeholder="false">
        <draw:text-box>
          <text:p text:style-name="a273" text:class-names="" text:cond-style-name=""><text:span text:style-name="a272" text:class-names=""/></text:p>
        </draw:text-box>
        <svg:title/>
        <svg:desc/>
      </draw:frame>
      <draw:frame draw:id="id38" presentation:style-name="a277" draw:name="Footer Placeholder 7" svg:x="3.77008in" svg:y="7.53189in" svg:width="3.49409in" svg:height="0.57008in" presentation:class="footer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39" presentation:style-name="a280" draw:name="Slide Number Placeholder 8" svg:x="7.90394in" svg:y="7.53189in" svg:width="2.56811in" svg:height="0.57008in" presentation:class="page-number" presentation:placeholder="false">
        <draw:text-box>
          <text:p text:style-name="a279" text:class-names="" text:cond-style-name=""><text:span text:style-name="a278" text:class-names=""><text:page-number style:num-format="1" text:fixed="false"/></text:span></text:p>
        </draw:text-box>
        <svg:title/>
        <svg:desc/>
      </draw:frame>
      <presentation:notes style:page-layout-name="pageLayout2" draw:style-name="a297">
        <draw:page-thumbnail svg:x="1.21063in" svg:y="0.88858in" svg:width="5.84567in" svg:height="4.38425in" presentation:class="page" draw:id="id5" presentation:style-name="a281" draw:name="Slide Image Placeholder 1">
          <svg:title/>
          <svg:desc/>
        </draw:page-thumbnail>
        <draw:frame draw:id="id6" presentation:style-name="a284" draw:name="Notes Placeholder 2" svg:x="0.82677in" svg:y="5.55394in" svg:width="6.61378in" svg:height="5.26142in" presentation:class="notes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7" presentation:style-name="a287" draw:name="Header Placeholder 3" svg:x="0in" svg:y="0in" svg:width="3.5878in" svg:height="0.58425in" presentation:class="header" presentation:placeholder="false">
          <draw:text-box>
            <text:p text:style-name="a286" text:class-names="" text:cond-style-name=""><text:span text:style-name="a285" text:class-names=""/></text:p>
          </draw:text-box>
          <svg:title/>
          <svg:desc/>
        </draw:frame>
        <draw:frame draw:id="id8" presentation:style-name="a290" draw:name="Date Placeholder 4" svg:x="4.67953in" svg:y="0in" svg:width="3.5878in" svg:height="0.58425in" presentation:class="date-time" presentation:placeholder="false">
          <draw:text-box>
            <text:p text:style-name="a289" text:class-names="" text:cond-style-name=""><text:span text:style-name="a288" text:class-names=""/></text:p>
          </draw:text-box>
          <svg:title/>
          <svg:desc/>
        </draw:frame>
        <draw:frame draw:id="id9" presentation:style-name="a293" draw:name="Footer Placeholder 5" svg:x="0in" svg:y="11.10827in" svg:width="3.5878in" svg:height="0.58425in" presentation:class="footer" presentation:placeholder="false">
          <draw:text-box>
            <text:p text:style-name="a292" text:class-names="" text:cond-style-name=""><text:span text:style-name="a291" text:class-names=""/></text:p>
          </draw:text-box>
          <svg:title/>
          <svg:desc/>
        </draw:frame>
        <draw:frame draw:id="id10" presentation:style-name="a296" draw:name="Slide Number Placeholder 6" svg:x="4.67953in" svg:y="11.10827in" svg:width="3.5878in" svg:height="0.58425in" presentation:class="page-number" presentation:placeholder="false">
          <draw:text-box>
            <text:p text:style-name="a295" text:class-names="" text:cond-style-name=""><text:span text:style-name="a2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298">
      <draw:frame draw:id="id40" presentation:style-name="a302" draw:name="Title 1" svg:x="0.55118in" svg:y="0.32953in" svg:width="9.92087in" svg:height="1.38031in" presentation:class="title" presentation:placeholder="false">
        <draw:text-box>
          <text:p text:style-name="a301" text:class-names="" text:cond-style-name=""><text:span text:style-name="a299" text:class-names="">Click to edit Master title style</text:span><text:span text:style-name="a300" text:class-names=""/></text:p>
        </draw:text-box>
        <svg:title/>
        <svg:desc/>
      </draw:frame>
      <draw:frame draw:id="id41" presentation:style-name="a305" draw:name="Date Placeholder 2" svg:x="0.55118in" svg:y="7.53189in" svg:width="2.56811in" svg:height="0.57008in" presentation:class="date-time" presentation:placeholder="false">
        <draw:text-box>
          <text:p text:style-name="a304" text:class-names="" text:cond-style-name=""><text:span text:style-name="a303" text:class-names=""/></text:p>
        </draw:text-box>
        <svg:title/>
        <svg:desc/>
      </draw:frame>
      <draw:frame draw:id="id42" presentation:style-name="a308" draw:name="Footer Placeholder 3" svg:x="3.77008in" svg:y="7.53189in" svg:width="3.49409in" svg:height="0.57008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43" presentation:style-name="a311" draw:name="Slide Number Placeholder 4" svg:x="7.90394in" svg:y="7.53189in" svg:width="2.56811in" svg:height="0.57008in" presentation:class="page-number" presentation:placeholder="false">
        <draw:text-box>
          <text:p text:style-name="a310" text:class-names="" text:cond-style-name=""><text:span text:style-name="a309" text:class-names=""><text:page-number style:num-format="1" text:fixed="false"/></text:span></text:p>
        </draw:text-box>
        <svg:title/>
        <svg:desc/>
      </draw:frame>
      <presentation:notes style:page-layout-name="pageLayout2" draw:style-name="a328">
        <draw:page-thumbnail svg:x="1.21063in" svg:y="0.88858in" svg:width="5.84567in" svg:height="4.38425in" presentation:class="page" draw:id="id5" presentation:style-name="a312" draw:name="Slide Image Placeholder 1">
          <svg:title/>
          <svg:desc/>
        </draw:page-thumbnail>
        <draw:frame draw:id="id6" presentation:style-name="a315" draw:name="Notes Placeholder 2" svg:x="0.82677in" svg:y="5.55394in" svg:width="6.61378in" svg:height="5.26142in" presentation:class="notes" presentation:placeholder="false">
          <draw:text-box>
            <text:p text:style-name="a314" text:class-names="" text:cond-style-name=""><text:span text:style-name="a313" text:class-names=""/></text:p>
          </draw:text-box>
          <svg:title/>
          <svg:desc/>
        </draw:frame>
        <draw:frame draw:id="id7" presentation:style-name="a318" draw:name="Header Placeholder 3" svg:x="0in" svg:y="0in" svg:width="3.5878in" svg:height="0.58425in" presentation:class="header" presentation:placeholder="false">
          <draw:text-box>
            <text:p text:style-name="a317" text:class-names="" text:cond-style-name=""><text:span text:style-name="a316" text:class-names=""/></text:p>
          </draw:text-box>
          <svg:title/>
          <svg:desc/>
        </draw:frame>
        <draw:frame draw:id="id8" presentation:style-name="a321" draw:name="Date Placeholder 4" svg:x="4.67953in" svg:y="0in" svg:width="3.5878in" svg:height="0.58425in" presentation:class="date-time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9" presentation:style-name="a324" draw:name="Footer Placeholder 5" svg:x="0in" svg:y="11.10827in" svg:width="3.5878in" svg:height="0.58425in" presentation:class="foot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10" presentation:style-name="a327" draw:name="Slide Number Placeholder 6" svg:x="4.67953in" svg:y="11.10827in" svg:width="3.5878in" svg:height="0.58425in" presentation:class="page-number" presentation:placeholder="false">
          <draw:text-box>
            <text:p text:style-name="a326" text:class-names="" text:cond-style-name=""><text:span text:style-name="a3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29">
      <draw:frame draw:id="id44" presentation:style-name="a332" draw:name="Date Placeholder 1" svg:x="0.55118in" svg:y="7.53189in" svg:width="2.56811in" svg:height="0.57008in" presentation:class="date-time" presentation:placeholder="false">
        <draw:text-box>
          <text:p text:style-name="a331" text:class-names="" text:cond-style-name=""><text:span text:style-name="a330" text:class-names=""/></text:p>
        </draw:text-box>
        <svg:title/>
        <svg:desc/>
      </draw:frame>
      <draw:frame draw:id="id45" presentation:style-name="a335" draw:name="Footer Placeholder 2" svg:x="3.77008in" svg:y="7.53189in" svg:width="3.49409in" svg:height="0.57008in" presentation:class="footer" presentation:placeholder="false">
        <draw:text-box>
          <text:p text:style-name="a334" text:class-names="" text:cond-style-name=""><text:span text:style-name="a333" text:class-names=""/></text:p>
        </draw:text-box>
        <svg:title/>
        <svg:desc/>
      </draw:frame>
      <draw:frame draw:id="id46" presentation:style-name="a338" draw:name="Slide Number Placeholder 3" svg:x="7.90394in" svg:y="7.53189in" svg:width="2.56811in" svg:height="0.57008in" presentation:class="page-number" presentation:placeholder="false">
        <draw:text-box>
          <text:p text:style-name="a337" text:class-names="" text:cond-style-name=""><text:span text:style-name="a336" text:class-names=""><text:page-number style:num-format="1" text:fixed="false"/></text:span></text:p>
        </draw:text-box>
        <svg:title/>
        <svg:desc/>
      </draw:frame>
      <presentation:notes style:page-layout-name="pageLayout2" draw:style-name="a355">
        <draw:page-thumbnail svg:x="1.21063in" svg:y="0.88858in" svg:width="5.84567in" svg:height="4.38425in" presentation:class="page" draw:id="id5" presentation:style-name="a339" draw:name="Slide Image Placeholder 1">
          <svg:title/>
          <svg:desc/>
        </draw:page-thumbnail>
        <draw:frame draw:id="id6" presentation:style-name="a342" draw:name="Notes Placeholder 2" svg:x="0.82677in" svg:y="5.55394in" svg:width="6.61378in" svg:height="5.26142in" presentation:class="notes" presentation:placeholder="false">
          <draw:text-box>
            <text:p text:style-name="a341" text:class-names="" text:cond-style-name=""><text:span text:style-name="a340" text:class-names=""/></text:p>
          </draw:text-box>
          <svg:title/>
          <svg:desc/>
        </draw:frame>
        <draw:frame draw:id="id7" presentation:style-name="a345" draw:name="Header Placeholder 3" svg:x="0in" svg:y="0in" svg:width="3.5878in" svg:height="0.58425in" presentation:class="header" presentation:placeholder="false">
          <draw:text-box>
            <text:p text:style-name="a344" text:class-names="" text:cond-style-name=""><text:span text:style-name="a343" text:class-names=""/></text:p>
          </draw:text-box>
          <svg:title/>
          <svg:desc/>
        </draw:frame>
        <draw:frame draw:id="id8" presentation:style-name="a348" draw:name="Date Placeholder 4" svg:x="4.67953in" svg:y="0in" svg:width="3.5878in" svg:height="0.58425in" presentation:class="date-time" presentation:placeholder="false">
          <draw:text-box>
            <text:p text:style-name="a347" text:class-names="" text:cond-style-name=""><text:span text:style-name="a346" text:class-names=""/></text:p>
          </draw:text-box>
          <svg:title/>
          <svg:desc/>
        </draw:frame>
        <draw:frame draw:id="id9" presentation:style-name="a351" draw:name="Footer Placeholder 5" svg:x="0in" svg:y="11.10827in" svg:width="3.5878in" svg:height="0.58425in" presentation:class="footer" presentation:placeholder="false">
          <draw:text-box>
            <text:p text:style-name="a350" text:class-names="" text:cond-style-name=""><text:span text:style-name="a349" text:class-names=""/></text:p>
          </draw:text-box>
          <svg:title/>
          <svg:desc/>
        </draw:frame>
        <draw:frame draw:id="id10" presentation:style-name="a354" draw:name="Slide Number Placeholder 6" svg:x="4.67953in" svg:y="11.10827in" svg:width="3.5878in" svg:height="0.58425in" presentation:class="page-number" presentation:placeholder="false">
          <draw:text-box>
            <text:p text:style-name="a353" text:class-names="" text:cond-style-name=""><text:span text:style-name="a3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56">
      <draw:frame draw:id="id47" presentation:style-name="a360" draw:name="Title 1" svg:x="0.75868in" svg:y="0.55035in" svg:width="3.55556in" svg:height="1.93056in" presentation:class="title" presentation:placeholder="false">
        <draw:text-box>
          <text:p text:style-name="a359" text:class-names="" text:cond-style-name=""><text:span text:style-name="a357" text:class-names="">Click to edit Master title style</text:span><text:span text:style-name="a358" text:class-names=""/></text:p>
        </draw:text-box>
        <svg:title/>
        <svg:desc/>
      </draw:frame>
      <draw:frame draw:id="id48" presentation:style-name="a376" draw:name="Content Placeholder 2" svg:x="4.6875in" svg:y="1.19097in" svg:width="5.57986in" svg:height="5.875in" presentation:class="object" presentation:placeholder="false">
        <draw:text-box>
          <text:p text:style-name="a362" text:class-names="" text:cond-style-name=""><text:span text:style-name="a361" text:class-names="">Click to edit Master text styles</text:span></text:p>
          <text:list text:style-name="a365">
            <text:list-item>
              <text:list text:style-name="a365">
                <text:list-item>
                  <text:p text:style-name="a364" text:class-names="" text:cond-style-name=""><text:span text:style-name="a363" text:class-names="">Second level</text:span></text:p>
                </text:list-item>
              </text:list>
            </text:list-item>
          </text:list>
          <text:list text:style-name="a368">
            <text:list-item>
              <text:list text:style-name="a368">
                <text:list-item>
                  <text:list text:style-name="a368">
                    <text:list-item>
                      <text:p text:style-name="a367" text:class-names="" text:cond-style-name=""><text:span text:style-name="a366" text:class-names="">Third level</text:span></text:p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p text:style-name="a370" text:class-names="" text:cond-style-name=""><text:span text:style-name="a3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list text:style-name="a375">
                        <text:list-item>
                          <text:list text:style-name="a375">
                            <text:list-item>
                              <text:p text:style-name="a374" text:class-names="" text:cond-style-name=""><text:span text:style-name="a372" text:class-names="">Fifth level</text:span><text:span text:style-name="a3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0" draw:name="Text Placeholder 3" svg:x="0.75868in" svg:y="2.4809in" svg:width="3.55556in" svg:height="4.59375in" presentation:class="outline" presentation:placeholder="false">
        <draw:text-box>
          <text:list text:style-name="a379">
            <text:list-item>
              <text:p text:style-name="a378" text:class-names="" text:cond-style-name=""><text:span text:style-name="a377" text:class-names="">Click to edit Master text styles</text:span></text:p>
            </text:list-item>
          </text:list>
        </draw:text-box>
        <svg:title/>
        <svg:desc/>
      </draw:frame>
      <draw:frame draw:id="id50" presentation:style-name="a383" draw:name="Date Placeholder 4" svg:x="0.55118in" svg:y="7.53189in" svg:width="2.56811in" svg:height="0.57008in" presentation:class="date-time" presentation:placeholder="false">
        <draw:text-box>
          <text:p text:style-name="a382" text:class-names="" text:cond-style-name=""><text:span text:style-name="a381" text:class-names=""/></text:p>
        </draw:text-box>
        <svg:title/>
        <svg:desc/>
      </draw:frame>
      <draw:frame draw:id="id51" presentation:style-name="a386" draw:name="Footer Placeholder 5" svg:x="3.77008in" svg:y="7.53189in" svg:width="3.49409in" svg:height="0.57008in" presentation:class="footer" presentation:placeholder="false">
        <draw:text-box>
          <text:p text:style-name="a385" text:class-names="" text:cond-style-name=""><text:span text:style-name="a384" text:class-names=""/></text:p>
        </draw:text-box>
        <svg:title/>
        <svg:desc/>
      </draw:frame>
      <draw:frame draw:id="id52" presentation:style-name="a389" draw:name="Slide Number Placeholder 6" svg:x="7.90394in" svg:y="7.53189in" svg:width="2.56811in" svg:height="0.57008in" presentation:class="page-number" presentation:placeholder="false">
        <draw:text-box>
          <text:p text:style-name="a388" text:class-names="" text:cond-style-name=""><text:span text:style-name="a387" text:class-names=""><text:page-number style:num-format="1" text:fixed="false"/></text:span></text:p>
        </draw:text-box>
        <svg:title/>
        <svg:desc/>
      </draw:frame>
      <presentation:notes style:page-layout-name="pageLayout2" draw:style-name="a406">
        <draw:page-thumbnail svg:x="1.21063in" svg:y="0.88858in" svg:width="5.84567in" svg:height="4.38425in" presentation:class="page" draw:id="id5" presentation:style-name="a390" draw:name="Slide Image Placeholder 1">
          <svg:title/>
          <svg:desc/>
        </draw:page-thumbnail>
        <draw:frame draw:id="id6" presentation:style-name="a393" draw:name="Notes Placeholder 2" svg:x="0.82677in" svg:y="5.55394in" svg:width="6.61378in" svg:height="5.26142in" presentation:class="notes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7" presentation:style-name="a396" draw:name="Header Placeholder 3" svg:x="0in" svg:y="0in" svg:width="3.5878in" svg:height="0.58425in" presentation:class="header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8" presentation:style-name="a399" draw:name="Date Placeholder 4" svg:x="4.67953in" svg:y="0in" svg:width="3.5878in" svg:height="0.58425in" presentation:class="date-time" presentation:placeholder="false">
          <draw:text-box>
            <text:p text:style-name="a398" text:class-names="" text:cond-style-name=""><text:span text:style-name="a397" text:class-names=""/></text:p>
          </draw:text-box>
          <svg:title/>
          <svg:desc/>
        </draw:frame>
        <draw:frame draw:id="id9" presentation:style-name="a402" draw:name="Footer Placeholder 5" svg:x="0in" svg:y="11.10827in" svg:width="3.5878in" svg:height="0.58425in" presentation:class="footer" presentation:placeholder="false">
          <draw:text-box>
            <text:p text:style-name="a401" text:class-names="" text:cond-style-name=""><text:span text:style-name="a400" text:class-names=""/></text:p>
          </draw:text-box>
          <svg:title/>
          <svg:desc/>
        </draw:frame>
        <draw:frame draw:id="id10" presentation:style-name="a405" draw:name="Slide Number Placeholder 6" svg:x="4.67953in" svg:y="11.10827in" svg:width="3.5878in" svg:height="0.58425in" presentation:class="page-number" presentation:placeholder="false">
          <draw:text-box>
            <text:p text:style-name="a404" text:class-names="" text:cond-style-name=""><text:span text:style-name="a4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07">
      <draw:frame draw:id="id53" presentation:style-name="a411" draw:name="Title 1" svg:x="0.75868in" svg:y="0.55035in" svg:width="3.55556in" svg:height="1.93056in" presentation:class="title" presentation:placeholder="false">
        <draw:text-box>
          <text:p text:style-name="a410" text:class-names="" text:cond-style-name=""><text:span text:style-name="a408" text:class-names="">Click to edit Master title style</text:span><text:span text:style-name="a409" text:class-names=""/></text:p>
        </draw:text-box>
        <svg:title/>
        <svg:desc/>
      </draw:frame>
      <draw:frame draw:id="id54" presentation:style-name="a414" draw:name="Picture Placeholder 2" svg:x="4.6875in" svg:y="1.19097in" svg:width="5.57986in" svg:height="5.875in" presentation:class="graphic" presentation:placeholder="false">
        <draw:text-box>
          <text:p text:style-name="a413" text:class-names="" text:cond-style-name=""><text:span text:style-name="a412" text:class-names=""/></text:p>
        </draw:text-box>
        <svg:title/>
        <svg:desc/>
      </draw:frame>
      <draw:frame draw:id="id55" presentation:style-name="a418" draw:name="Text Placeholder 3" svg:x="0.75868in" svg:y="2.4809in" svg:width="3.55556in" svg:height="4.59375in" presentation:class="outline" presentation:placeholder="false">
        <draw:text-box>
          <text:list text:style-name="a417">
            <text:list-item>
              <text:p text:style-name="a416" text:class-names="" text:cond-style-name=""><text:span text:style-name="a415" text:class-names="">Click to edit Master text styles</text:span></text:p>
            </text:list-item>
          </text:list>
        </draw:text-box>
        <svg:title/>
        <svg:desc/>
      </draw:frame>
      <draw:frame draw:id="id56" presentation:style-name="a421" draw:name="Date Placeholder 4" svg:x="0.55118in" svg:y="7.53189in" svg:width="2.56811in" svg:height="0.57008in" presentation:class="date-time" presentation:placeholder="false">
        <draw:text-box>
          <text:p text:style-name="a420" text:class-names="" text:cond-style-name=""><text:span text:style-name="a419" text:class-names=""/></text:p>
        </draw:text-box>
        <svg:title/>
        <svg:desc/>
      </draw:frame>
      <draw:frame draw:id="id57" presentation:style-name="a424" draw:name="Footer Placeholder 5" svg:x="3.77008in" svg:y="7.53189in" svg:width="3.49409in" svg:height="0.57008in" presentation:class="footer" presentation:placeholder="false">
        <draw:text-box>
          <text:p text:style-name="a423" text:class-names="" text:cond-style-name=""><text:span text:style-name="a422" text:class-names=""/></text:p>
        </draw:text-box>
        <svg:title/>
        <svg:desc/>
      </draw:frame>
      <draw:frame draw:id="id58" presentation:style-name="a427" draw:name="Slide Number Placeholder 6" svg:x="7.90394in" svg:y="7.53189in" svg:width="2.56811in" svg:height="0.57008in" presentation:class="page-number" presentation:placeholder="false">
        <draw:text-box>
          <text:p text:style-name="a426" text:class-names="" text:cond-style-name=""><text:span text:style-name="a425" text:class-names=""><text:page-number style:num-format="1" text:fixed="false"/></text:span></text:p>
        </draw:text-box>
        <svg:title/>
        <svg:desc/>
      </draw:frame>
      <presentation:notes style:page-layout-name="pageLayout2" draw:style-name="a444">
        <draw:page-thumbnail svg:x="1.21063in" svg:y="0.88858in" svg:width="5.84567in" svg:height="4.38425in" presentation:class="page" draw:id="id5" presentation:style-name="a428" draw:name="Slide Image Placeholder 1">
          <svg:title/>
          <svg:desc/>
        </draw:page-thumbnail>
        <draw:frame draw:id="id6" presentation:style-name="a431" draw:name="Notes Placeholder 2" svg:x="0.82677in" svg:y="5.55394in" svg:width="6.61378in" svg:height="5.26142in" presentation:class="notes" presentation:placeholder="false">
          <draw:text-box>
            <text:p text:style-name="a430" text:class-names="" text:cond-style-name=""><text:span text:style-name="a429" text:class-names=""/></text:p>
          </draw:text-box>
          <svg:title/>
          <svg:desc/>
        </draw:frame>
        <draw:frame draw:id="id7" presentation:style-name="a434" draw:name="Header Placeholder 3" svg:x="0in" svg:y="0in" svg:width="3.5878in" svg:height="0.58425in" presentation:class="header" presentation:placeholder="false">
          <draw:text-box>
            <text:p text:style-name="a433" text:class-names="" text:cond-style-name=""><text:span text:style-name="a432" text:class-names=""/></text:p>
          </draw:text-box>
          <svg:title/>
          <svg:desc/>
        </draw:frame>
        <draw:frame draw:id="id8" presentation:style-name="a437" draw:name="Date Placeholder 4" svg:x="4.67953in" svg:y="0in" svg:width="3.5878in" svg:height="0.58425in" presentation:class="date-time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9" presentation:style-name="a440" draw:name="Footer Placeholder 5" svg:x="0in" svg:y="11.10827in" svg:width="3.5878in" svg:height="0.58425in" presentation:class="footer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10" presentation:style-name="a443" draw:name="Slide Number Placeholder 6" svg:x="4.67953in" svg:y="11.10827in" svg:width="3.5878in" svg:height="0.58425in" presentation:class="page-number" presentation:placeholder="false">
          <draw:text-box>
            <text:p text:style-name="a442" text:class-names="" text:cond-style-name=""><text:span text:style-name="a4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45">
      <draw:frame draw:id="id59" presentation:style-name="a449" draw:name="Title 1" svg:x="0.55118in" svg:y="0.32953in" svg:width="9.92087in" svg:height="1.38031in" presentation:class="title" presentation:placeholder="false">
        <draw:text-box>
          <text:p text:style-name="a448" text:class-names="" text:cond-style-name=""><text:span text:style-name="a446" text:class-names="">Click to edit Master title style</text:span><text:span text:style-name="a447" text:class-names=""/></text:p>
        </draw:text-box>
        <svg:title/>
        <svg:desc/>
      </draw:frame>
      <draw:frame draw:id="id60" presentation:style-name="a466" draw:name="Vertical Text Placeholder 2" svg:x="0.55118in" svg:y="1.93465in" svg:width="9.92087in" svg:height="4.79488in" presentation:class="outline" presentation:placeholder="false">
        <draw:text-box>
          <text:list text:style-name="a452">
            <text:list-item>
              <text:p text:style-name="a451" text:class-names="" text:cond-style-name=""><text:span text:style-name="a450" text:class-names="">Click to edit Master text styles</text:span></text:p>
            </text:list-item>
          </text:list>
          <text:list text:style-name="a455">
            <text:list-item>
              <text:list text:style-name="a455">
                <text:list-item>
                  <text:p text:style-name="a454" text:class-names="" text:cond-style-name=""><text:span text:style-name="a453" text:class-names="">Second level</text:span></text:p>
                </text:list-item>
              </text:list>
            </text:list-item>
          </text:list>
          <text:list text:style-name="a458">
            <text:list-item>
              <text:list text:style-name="a458">
                <text:list-item>
                  <text:list text:style-name="a458">
                    <text:list-item>
                      <text:p text:style-name="a457" text:class-names="" text:cond-style-name=""><text:span text:style-name="a456" text:class-names="">Third level</text:span></text:p>
                    </text:list-item>
                  </text:list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list text:style-name="a461">
                        <text:list-item>
                          <text:p text:style-name="a460" text:class-names="" text:cond-style-name=""><text:span text:style-name="a45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5">
            <text:list-item>
              <text:list text:style-name="a465">
                <text:list-item>
                  <text:list text:style-name="a465">
                    <text:list-item>
                      <text:list text:style-name="a465">
                        <text:list-item>
                          <text:list text:style-name="a465">
                            <text:list-item>
                              <text:p text:style-name="a464" text:class-names="" text:cond-style-name=""><text:span text:style-name="a462" text:class-names="">Fifth level</text:span><text:span text:style-name="a46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69" draw:name="Date Placeholder 3" svg:x="0.55118in" svg:y="7.53189in" svg:width="2.56811in" svg:height="0.57008in" presentation:class="date-time" presentation:placeholder="false">
        <draw:text-box>
          <text:p text:style-name="a468" text:class-names="" text:cond-style-name=""><text:span text:style-name="a467" text:class-names=""/></text:p>
        </draw:text-box>
        <svg:title/>
        <svg:desc/>
      </draw:frame>
      <draw:frame draw:id="id62" presentation:style-name="a472" draw:name="Footer Placeholder 4" svg:x="3.77008in" svg:y="7.53189in" svg:width="3.49409in" svg:height="0.57008in" presentation:class="footer" presentation:placeholder="false">
        <draw:text-box>
          <text:p text:style-name="a471" text:class-names="" text:cond-style-name=""><text:span text:style-name="a470" text:class-names=""/></text:p>
        </draw:text-box>
        <svg:title/>
        <svg:desc/>
      </draw:frame>
      <draw:frame draw:id="id63" presentation:style-name="a475" draw:name="Slide Number Placeholder 5" svg:x="7.90394in" svg:y="7.53189in" svg:width="2.56811in" svg:height="0.57008in" presentation:class="page-number" presentation:placeholder="false">
        <draw:text-box>
          <text:p text:style-name="a474" text:class-names="" text:cond-style-name=""><text:span text:style-name="a473" text:class-names=""><text:page-number style:num-format="1" text:fixed="false"/></text:span></text:p>
        </draw:text-box>
        <svg:title/>
        <svg:desc/>
      </draw:frame>
      <presentation:notes style:page-layout-name="pageLayout2" draw:style-name="a492">
        <draw:page-thumbnail svg:x="1.21063in" svg:y="0.88858in" svg:width="5.84567in" svg:height="4.38425in" presentation:class="page" draw:id="id5" presentation:style-name="a476" draw:name="Slide Image Placeholder 1">
          <svg:title/>
          <svg:desc/>
        </draw:page-thumbnail>
        <draw:frame draw:id="id6" presentation:style-name="a479" draw:name="Notes Placeholder 2" svg:x="0.82677in" svg:y="5.55394in" svg:width="6.61378in" svg:height="5.26142in" presentation:class="notes" presentation:placeholder="false">
          <draw:text-box>
            <text:p text:style-name="a478" text:class-names="" text:cond-style-name=""><text:span text:style-name="a477" text:class-names=""/></text:p>
          </draw:text-box>
          <svg:title/>
          <svg:desc/>
        </draw:frame>
        <draw:frame draw:id="id7" presentation:style-name="a482" draw:name="Header Placeholder 3" svg:x="0in" svg:y="0in" svg:width="3.5878in" svg:height="0.58425in" presentation:class="header" presentation:placeholder="false">
          <draw:text-box>
            <text:p text:style-name="a481" text:class-names="" text:cond-style-name=""><text:span text:style-name="a480" text:class-names=""/></text:p>
          </draw:text-box>
          <svg:title/>
          <svg:desc/>
        </draw:frame>
        <draw:frame draw:id="id8" presentation:style-name="a485" draw:name="Date Placeholder 4" svg:x="4.67953in" svg:y="0in" svg:width="3.5878in" svg:height="0.58425in" presentation:class="date-time" presentation:placeholder="false">
          <draw:text-box>
            <text:p text:style-name="a484" text:class-names="" text:cond-style-name=""><text:span text:style-name="a483" text:class-names=""/></text:p>
          </draw:text-box>
          <svg:title/>
          <svg:desc/>
        </draw:frame>
        <draw:frame draw:id="id9" presentation:style-name="a488" draw:name="Footer Placeholder 5" svg:x="0in" svg:y="11.10827in" svg:width="3.5878in" svg:height="0.58425in" presentation:class="footer" presentation:placeholder="false">
          <draw:text-box>
            <text:p text:style-name="a487" text:class-names="" text:cond-style-name=""><text:span text:style-name="a486" text:class-names=""/></text:p>
          </draw:text-box>
          <svg:title/>
          <svg:desc/>
        </draw:frame>
        <draw:frame draw:id="id10" presentation:style-name="a491" draw:name="Slide Number Placeholder 6" svg:x="4.67953in" svg:y="11.10827in" svg:width="3.5878in" svg:height="0.58425in" presentation:class="page-number" presentation:placeholder="false">
          <draw:text-box>
            <text:p text:style-name="a490" text:class-names="" text:cond-style-name=""><text:span text:style-name="a4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493">
      <draw:frame draw:id="id64" presentation:style-name="a497" draw:name="Vertical Title 1" svg:x="7.99306in" svg:y="0.32986in" svg:width="2.47917in" svg:height="6.39931in" presentation:class="title" presentation:placeholder="false">
        <draw:text-box>
          <text:p text:style-name="a496" text:class-names="" text:cond-style-name=""><text:span text:style-name="a494" text:class-names="">Click to edit Master title style</text:span><text:span text:style-name="a495" text:class-names=""/></text:p>
        </draw:text-box>
        <svg:title/>
        <svg:desc/>
      </draw:frame>
      <draw:frame draw:id="id65" presentation:style-name="a514" draw:name="Vertical Text Placeholder 2" svg:x="0.55035in" svg:y="0.32986in" svg:width="7.27604in" svg:height="6.39931in" presentation:class="outline" presentation:placeholder="false">
        <draw:text-box>
          <text:list text:style-name="a500">
            <text:list-item>
              <text:p text:style-name="a499" text:class-names="" text:cond-style-name=""><text:span text:style-name="a498" text:class-names="">Click to edit Master text styles</text:span></text:p>
            </text:list-item>
          </text:list>
          <text:list text:style-name="a503">
            <text:list-item>
              <text:list text:style-name="a503">
                <text:list-item>
                  <text:p text:style-name="a502" text:class-names="" text:cond-style-name=""><text:span text:style-name="a501" text:class-names="">Second level</text:span></text:p>
                </text:list-item>
              </text:list>
            </text:list-item>
          </text:list>
          <text:list text:style-name="a506">
            <text:list-item>
              <text:list text:style-name="a506">
                <text:list-item>
                  <text:list text:style-name="a506">
                    <text:list-item>
                      <text:p text:style-name="a505" text:class-names="" text:cond-style-name=""><text:span text:style-name="a504" text:class-names="">Third level</text:span></text:p>
                    </text:list-item>
                  </text:list>
                </text:list-item>
              </text:list>
            </text:list-item>
          </text:list>
          <text:list text:style-name="a509">
            <text:list-item>
              <text:list text:style-name="a509">
                <text:list-item>
                  <text:list text:style-name="a509">
                    <text:list-item>
                      <text:list text:style-name="a509">
                        <text:list-item>
                          <text:p text:style-name="a508" text:class-names="" text:cond-style-name=""><text:span text:style-name="a5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3">
            <text:list-item>
              <text:list text:style-name="a513">
                <text:list-item>
                  <text:list text:style-name="a513">
                    <text:list-item>
                      <text:list text:style-name="a513">
                        <text:list-item>
                          <text:list text:style-name="a513">
                            <text:list-item>
                              <text:p text:style-name="a512" text:class-names="" text:cond-style-name=""><text:span text:style-name="a510" text:class-names="">Fifth level</text:span><text:span text:style-name="a5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17" draw:name="Date Placeholder 3" svg:x="0.55118in" svg:y="7.53189in" svg:width="2.56811in" svg:height="0.57008in" presentation:class="date-time" presentation:placeholder="false">
        <draw:text-box>
          <text:p text:style-name="a516" text:class-names="" text:cond-style-name=""><text:span text:style-name="a515" text:class-names=""/></text:p>
        </draw:text-box>
        <svg:title/>
        <svg:desc/>
      </draw:frame>
      <draw:frame draw:id="id67" presentation:style-name="a520" draw:name="Footer Placeholder 4" svg:x="3.77008in" svg:y="7.53189in" svg:width="3.49409in" svg:height="0.57008in" presentation:class="footer" presentation:placeholder="false">
        <draw:text-box>
          <text:p text:style-name="a519" text:class-names="" text:cond-style-name=""><text:span text:style-name="a518" text:class-names=""/></text:p>
        </draw:text-box>
        <svg:title/>
        <svg:desc/>
      </draw:frame>
      <draw:frame draw:id="id68" presentation:style-name="a523" draw:name="Slide Number Placeholder 5" svg:x="7.90394in" svg:y="7.53189in" svg:width="2.56811in" svg:height="0.57008in" presentation:class="page-number" presentation:placeholder="false">
        <draw:text-box>
          <text:p text:style-name="a522" text:class-names="" text:cond-style-name=""><text:span text:style-name="a521" text:class-names=""><text:page-number style:num-format="1" text:fixed="false"/></text:span></text:p>
        </draw:text-box>
        <svg:title/>
        <svg:desc/>
      </draw:frame>
      <presentation:notes style:page-layout-name="pageLayout2" draw:style-name="a540">
        <draw:page-thumbnail svg:x="1.21063in" svg:y="0.88858in" svg:width="5.84567in" svg:height="4.38425in" presentation:class="page" draw:id="id5" presentation:style-name="a524" draw:name="Slide Image Placeholder 1">
          <svg:title/>
          <svg:desc/>
        </draw:page-thumbnail>
        <draw:frame draw:id="id6" presentation:style-name="a527" draw:name="Notes Placeholder 2" svg:x="0.82677in" svg:y="5.55394in" svg:width="6.61378in" svg:height="5.26142in" presentation:class="notes" presentation:placeholder="false">
          <draw:text-box>
            <text:p text:style-name="a526" text:class-names="" text:cond-style-name=""><text:span text:style-name="a525" text:class-names=""/></text:p>
          </draw:text-box>
          <svg:title/>
          <svg:desc/>
        </draw:frame>
        <draw:frame draw:id="id7" presentation:style-name="a530" draw:name="Header Placeholder 3" svg:x="0in" svg:y="0in" svg:width="3.5878in" svg:height="0.58425in" presentation:class="header" presentation:placeholder="false">
          <draw:text-box>
            <text:p text:style-name="a529" text:class-names="" text:cond-style-name=""><text:span text:style-name="a528" text:class-names=""/></text:p>
          </draw:text-box>
          <svg:title/>
          <svg:desc/>
        </draw:frame>
        <draw:frame draw:id="id8" presentation:style-name="a533" draw:name="Date Placeholder 4" svg:x="4.67953in" svg:y="0in" svg:width="3.5878in" svg:height="0.58425in" presentation:class="date-time" presentation:placeholder="false">
          <draw:text-box>
            <text:p text:style-name="a532" text:class-names="" text:cond-style-name=""><text:span text:style-name="a531" text:class-names=""/></text:p>
          </draw:text-box>
          <svg:title/>
          <svg:desc/>
        </draw:frame>
        <draw:frame draw:id="id9" presentation:style-name="a536" draw:name="Footer Placeholder 5" svg:x="0in" svg:y="11.10827in" svg:width="3.5878in" svg:height="0.58425in" presentation:class="footer" presentation:placeholder="false">
          <draw:text-box>
            <text:p text:style-name="a535" text:class-names="" text:cond-style-name=""><text:span text:style-name="a534" text:class-names=""/></text:p>
          </draw:text-box>
          <svg:title/>
          <svg:desc/>
        </draw:frame>
        <draw:frame draw:id="id10" presentation:style-name="a539" draw:name="Slide Number Placeholder 6" svg:x="4.67953in" svg:y="11.10827in" svg:width="3.5878in" svg:height="0.58425in" presentation:class="page-number" presentation:placeholder="false">
          <draw:text-box>
            <text:p text:style-name="a538" text:class-names="" text:cond-style-name=""><text:span text:style-name="a53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41">
      <draw:frame draw:id="id69" presentation:style-name="a544" draw:name="Header Placeholder 1" svg:x="0in" svg:y="0in" svg:width="3.5878in" svg:height="0.58425in" presentation:class="header" presentation:placeholder="false">
        <draw:text-box>
          <text:p text:style-name="a543" text:class-names="" text:cond-style-name=""><text:span text:style-name="a542" text:class-names=""/></text:p>
        </draw:text-box>
        <svg:title/>
        <svg:desc/>
      </draw:frame>
      <draw:frame draw:id="id70" presentation:style-name="a547" draw:name="Date Placeholder 2" svg:x="4.67953in" svg:y="0in" svg:width="3.5878in" svg:height="0.58425in" presentation:class="date-time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71" presentation:style-name="a550" draw:name="Footer Placeholder 3" svg:x="0in" svg:y="11.10827in" svg:width="3.5878in" svg:height="0.58425in" presentation:class="footer" presentation:placeholder="false">
        <draw:text-box>
          <text:p text:style-name="a549" text:class-names="" text:cond-style-name=""><text:span text:style-name="a548" text:class-names=""/></text:p>
        </draw:text-box>
        <svg:title/>
        <svg:desc/>
      </draw:frame>
      <draw:frame draw:id="id72" presentation:style-name="a553" draw:name="Slide Number Placeholder 4" svg:x="4.67953in" svg:y="11.10827in" svg:width="3.5878in" svg:height="0.58425in" presentation:class="page-number" presentation:placeholder="false">
        <draw:text-box>
          <text:p text:style-name="a552" text:class-names="" text:cond-style-name=""><text:span text:style-name="a551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Introduction</dc:title>
    <meta:initial-creator>zilogic</meta:initial-creator>
    <dc:creator>zilogic office</dc:creator>
    <meta:creation-date>2019-09-04T11:11:17Z</meta:creation-date>
    <dc:date>2021-05-24T12:26:00Z</dc:date>
    <meta:editing-cycles>15</meta:editing-cycles>
    <meta:editing-duration>PT577986S</meta:editing-duration>
    <meta:document-statistic meta:paragraph-count="61" meta:word-count="450"/>
  </office:meta>
</office:document-meta>
</file>